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style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5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21.13mm" svg:y="145.25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 seeded by 10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seeded by 20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 evaluation budget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159.99mm" svg:height="89.99mm" svg:x="5.68mm" svg:y="153.21m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6" calcext:value-type="float">
            <text:p>6.05728727885426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159.99mm" svg:height="89.99mm" svg:x="285.05mm" svg:y="31.1mm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7.56mm" svg:y="77.38mm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7.56mm" svg:y="183.11mm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0205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3749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0449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08072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42784</text:p>
          </table:table-cell>
          <table:table-cell table:formula="of:=[.C2]/[.C5]" office:value-type="float" office:value="1.00589743589744" calcext:value-type="float">
            <text:p>1.00589743589744</text:p>
          </table:table-cell>
          <table:table-cell table:formula="of:=[.D2]/[.D5]" office:value-type="float" office:value="0.989926970536389" calcext:value-type="float">
            <text:p>0.989926970536389</text:p>
          </table:table-cell>
          <table:table-cell table:formula="of:=[.E2]/[.E5]" office:value-type="float" office:value="0.993871297242084" calcext:value-type="float">
            <text:p>0.993871297242084</text:p>
          </table:table-cell>
          <table:table-cell table:formula="of:=[.F2]/[.F5]" office:value-type="float" office:value="0.997986914947156" calcext:value-type="float">
            <text:p>0.997986914947156</text:p>
          </table:table-cell>
          <table:table-cell table:formula="of:=SUM([.B10:.F10])" office:value-type="float" office:value="4.97874264416585" calcext:value-type="float">
            <text:p>4.97874264416585</text:p>
          </table:table-cell>
          <table:table-cell table:formula="of:=[.G10]/5" office:value-type="float" office:value="0.99574852883317" calcext:value-type="float">
            <text:p>0.99574852883317</text:p>
          </table:table-cell>
          <table:table-cell table:formula="of:=STDEV([.B10:.F10])" office:value-type="float" office:value="0.00646929844627185" calcext:value-type="float">
            <text:p>0.00646929844627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3716</text:p>
          </table:table-cell>
          <table:table-cell table:formula="of:=[.C3]/[.C5]" office:value-type="float" office:value="1.33333333333333" calcext:value-type="float">
            <text:p>1.33333333333333</text:p>
          </table:table-cell>
          <table:table-cell table:formula="of:=[.D3]/[.D5]" office:value-type="float" office:value="1.23621254092168" calcext:value-type="float">
            <text:p>1.23621254092168</text:p>
          </table:table-cell>
          <table:table-cell table:formula="of:=[.E3]/[.E5]" office:value-type="float" office:value="1.28855975485189" calcext:value-type="float">
            <text:p>1.28855975485189</text:p>
          </table:table-cell>
          <table:table-cell table:formula="of:=[.F3]/[.F5]" office:value-type="float" office:value="1.25062908907901" calcext:value-type="float">
            <text:p>1.25062908907901</text:p>
          </table:table-cell>
          <table:table-cell table:formula="of:=SUM([.B11:.F11])" office:value-type="float" office:value="6.41141671052308" calcext:value-type="float">
            <text:p>6.41141671052308</text:p>
          </table:table-cell>
          <table:table-cell table:formula="of:=[.G11]/5" office:value-type="float" office:value="1.28228334210462" calcext:value-type="float">
            <text:p>1.28228334210462</text:p>
          </table:table-cell>
          <table:table-cell table:formula="of:=STDEV([.B11:.F11])" office:value-type="float" office:value="0.0393259149575137" calcext:value-type="float">
            <text:p>0.03932591495751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26054</text:p>
          </table:table-cell>
          <table:table-cell table:formula="of:=[.C4]/[.C5]" office:value-type="float" office:value="1.95769230769231" calcext:value-type="float">
            <text:p>1.95769230769231</text:p>
          </table:table-cell>
          <table:table-cell table:formula="of:=[.D4]/[.D5]" office:value-type="float" office:value="1.87207252581214" calcext:value-type="float">
            <text:p>1.87207252581214</text:p>
          </table:table-cell>
          <table:table-cell table:formula="of:=[.E4]/[.E5]" office:value-type="float" office:value="1.93335035750766" calcext:value-type="float">
            <text:p>1.93335035750766</text:p>
          </table:table-cell>
          <table:table-cell table:formula="of:=[.F4]/[.F5]" office:value-type="float" office:value="1.95319577252139" calcext:value-type="float">
            <text:p>1.95319577252139</text:p>
          </table:table-cell>
          <table:table-cell table:formula="of:=SUM([.B12:.F12])" office:value-type="float" office:value="9.63201977579403" calcext:value-type="float">
            <text:p>9.63201977579403</text:p>
          </table:table-cell>
          <table:table-cell table:formula="of:=[.G12]/5" office:value-type="float" office:value="1.92640395515881" calcext:value-type="float">
            <text:p>1.92640395515881</text:p>
          </table:table-cell>
          <table:table-cell table:formula="of:=STDEV([.B12:.F12])" office:value-type="float" office:value="0.0346817865886017" calcext:value-type="float">
            <text:p>0.03468178658860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080721</text:p>
          </table:table-cell>
        </table:table-row>
      </table:table>
      <table:table table:name="Use Case optimizers" table:style-name="ta1">
        <table:shapes>
          <draw:frame draw:z-index="0" draw:style-name="gr1" draw:text-style-name="P1" svg:width="159.99mm" svg:height="89.99mm" svg:x="60.83mm" svg:y="25.81mm">
            <loext:p draw:notify-on-update-of-ranges="'Use Case optimizers'.I2:'Use Case optimizers'.K2 'Use Case optimizers'.H3:'Use Case optimizers'.H3 'Use Case optimizers'.I3:'Use Case optimizers'.K3 'Use Case optimizers'.H4:'Use Case optimizers'.H4 'Use Case optimizers'.I4:'Use Case optimizers'.K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</table:table-row>
        <table:table-row table:style-name="ro1">
          <table:table-cell office:value-type="string" calcext:value-type="string">
            <text:p>Training Fitness</text:p>
          </table:table-cell>
          <table:table-cell office:value-type="float" office:value="0.00127676216678974" calcext:value-type="float">
            <text:p>0.00127676216679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0108031872124104" calcext:value-type="float">
            <text:p>0.001080318721241</text:p>
          </table:table-cell>
          <table:table-cell office:value-type="float" office:value="0.0012793885319885" calcext:value-type="float">
            <text:p>0.001279388531989</text:p>
          </table:table-cell>
          <table:table-cell table:number-columns-repeated="2"/>
          <table:table-cell office:value-type="string" calcext:value-type="string">
            <text:p>Training Fitness</text:p>
          </table:table-cell>
          <table:table-cell table:formula="of:=[.C3]/[.B3]" office:value-type="float" office:value="1.0020570512403" calcext:value-type="float">
            <text:p>1.0020570512403</text:p>
          </table:table-cell>
          <table:table-cell table:formula="of:=[.D3]/[.C3]" office:value-type="float" office:value="0.844402379910304" calcext:value-type="float">
            <text:p>0.844402379910304</text:p>
          </table:table-cell>
          <table:table-cell table:formula="of:=[.E3]/[.D3]" office:value-type="float" office:value="1.1842695186461" calcext:value-type="float">
            <text:p>1.1842695186461</text:p>
          </table:table-cell>
        </table:table-row>
        <table:table-row table:style-name="ro1">
          <table:table-cell office:value-type="string" calcext:value-type="string">
            <text:p>Validation Fitness</text:p>
          </table:table-cell>
          <table:table-cell office:value-type="float" office:value="0.0401681099573114" calcext:value-type="float">
            <text:p>0.040168109957311</text:p>
          </table:table-cell>
          <table:table-cell office:value-type="float" office:value="0.0364392414080786" calcext:value-type="float">
            <text:p>0.036439241408079</text:p>
          </table:table-cell>
          <table:table-cell office:value-type="float" office:value="0.0402670180277204" calcext:value-type="float">
            <text:p>0.04026701802772</text:p>
          </table:table-cell>
          <table:table-cell office:value-type="float" office:value="0.0364392414080786" calcext:value-type="float">
            <text:p>0.036439241408079</text:p>
          </table:table-cell>
          <table:table-cell table:number-columns-repeated="2"/>
          <table:table-cell office:value-type="string" calcext:value-type="string">
            <text:p>Validation Fitness</text:p>
          </table:table-cell>
          <table:table-cell table:formula="of:=[.C4]/[.B4]" office:value-type="float" office:value="0.907168434033972" calcext:value-type="float">
            <text:p>0.907168434033972</text:p>
          </table:table-cell>
          <table:table-cell table:formula="of:=[.D4]/[.C4]" office:value-type="float" office:value="1.10504545297129" calcext:value-type="float">
            <text:p>1.10504545297129</text:p>
          </table:table-cell>
          <table:table-cell table:formula="of:=[.E4]/[.D4]" office:value-type="float" office:value="0.904940151838244" calcext:value-type="float">
            <text:p>0.904940151838244</text:p>
          </table:table-cell>
        </table:table-row>
      </table:table>
      <table:table table:name="Use case hybrid" table:style-name="ta1">
        <table:shapes>
          <draw:frame draw:z-index="0" draw:style-name="gr1" draw:text-style-name="P1" svg:width="159.99mm" svg:height="89.99mm" svg:x="3.19mm" svg:y="17.93mm">
            <loext:p draw:notify-on-update-of-ranges="'Use case hybrid'.I1:'Use case hybrid'.K1 'Use case hybrid'.H2:'Use case hybrid'.H2 'Use case hybrid'.I2:'Use case hybrid'.K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304.71mm" svg:y="101.09mm">
            <loext:p draw:notify-on-update-of-ranges="'Use case hybrid'.I27:'Use case hybrid'.K27 'Use case hybrid'.H28:'Use case hybrid'.H28 'Use case hybrid'.I28:'Use case hybrid'.K2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2" draw:style-name="gr1" draw:text-style-name="P1" svg:width="159.99mm" svg:height="89.99mm" svg:x="723.5mm" svg:y="326.34mm">
            <loext:p draw:notify-on-update-of-ranges="'Use case hybrid'.A89:'Use case hybrid'.A89 'Use case hybrid'.B89:'Use case hybrid'.AE89 'Use case hybrid'.A90:'Use case hybrid'.A90 'Use case hybrid'.B90:'Use case hybrid'.AE90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3" draw:style-name="gr1" draw:text-style-name="P1" svg:width="159.99mm" svg:height="89.99mm" svg:x="221.68mm" svg:y="438.32mm">
            <loext:p draw:notify-on-update-of-ranges="'Use case hybrid'.A91:'Use case hybrid'.A91 'Use case hybrid'.B91:'Use case hybrid'.AE91 'Use case hybrid'.A92:'Use case hybrid'.A92 'Use case hybrid'.B92:'Use case hybrid'.AE9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4" draw:style-name="gr1" draw:text-style-name="P1" svg:width="159.99mm" svg:height="89.99mm" svg:x="700.92mm" svg:y="416.48mm">
            <loext:p draw:notify-on-update-of-ranges="'Use case hybrid'.A93:'Use case hybrid'.A93 'Use case hybrid'.B93:'Use case hybrid'.AE93 'Use case hybrid'.A94:'Use case hybrid'.A94 'Use case hybrid'.B94:'Use case hybrid'.AE9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0.00195515522917022" calcext:value-type="float">
            <text:p>0.00195515522917</text:p>
          </table:table-cell>
          <table:table-cell office:value-type="float" office:value="0.00150906003801643" calcext:value-type="float">
            <text:p>0.001509060038016</text:p>
          </table:table-cell>
          <table:table-cell office:value-type="float" office:value="0.0025047090445508" calcext:value-type="float">
            <text:p>0.002504709044551</text:p>
          </table:table-cell>
          <table:table-cell office:value-type="float" office:value="0.00213101588120057" calcext:value-type="float">
            <text:p>0.002131015881201</text:p>
          </table:table-cell>
          <table:table-cell table:number-columns-repeated="2"/>
          <table:table-cell office:value-type="string" calcext:value-type="string">
            <text:p>Validated Fitness</text:p>
          </table:table-cell>
          <table:table-cell table:formula="of:=[.E2]/[.B2]" office:value-type="float" office:value="1.08994715580971" calcext:value-type="float">
            <text:p>1.08994715580971</text:p>
          </table:table-cell>
          <table:table-cell table:formula="of:=[.E2]/[.C2]" office:value-type="float" office:value="1.41214784535787" calcext:value-type="float">
            <text:p>1.41214784535787</text:p>
          </table:table-cell>
          <table:table-cell table:formula="of:=[.E2]/[.D2]" office:value-type="float" office:value="0.850803763349987" calcext:value-type="float">
            <text:p>0.850803763349987</text:p>
          </table:table-cell>
          <table:table-cell table:number-columns-repeated="20"/>
        </table:table-row>
        <table:table-row table:style-name="ro1" table:number-rows-repeated="23">
          <table:table-cell table:number-columns-repeated="31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E28]/[.B28]" office:value-type="float" office:value="0.894009216589862" calcext:value-type="float">
            <text:p>0.894009216589862</text:p>
          </table:table-cell>
          <table:table-cell table:formula="of:=[.E28]/[.C28]" office:value-type="float" office:value="0.49238578680203" calcext:value-type="float">
            <text:p>0.49238578680203</text:p>
          </table:table-cell>
          <table:table-cell table:formula="of:=[.E28]/[.D28]" office:value-type="float" office:value="0.680701754385965" calcext:value-type="float">
            <text:p>0.680701754385965</text:p>
          </table:table-cell>
          <table:table-cell table:number-columns-repeated="20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4"/>
          <table:table-cell table:formula="of:=2^4"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formula="of:=MYAREA([.E36];[.F36]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MODEL([.E43];[.F43];[.G43])">
            <text:p/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2"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2.69095050491656" calcext:value-type="float">
            <text:p>2.69095050491656</text:p>
          </table:table-cell>
          <table:table-cell office:value-type="float" office:value="2.68609858588656" calcext:value-type="float">
            <text:p>2.68609858588656</text:p>
          </table:table-cell>
          <table:table-cell office:value-type="float" office:value="2.68147317281828" calcext:value-type="float">
            <text:p>2.68147317281828</text:p>
          </table:table-cell>
          <table:table-cell office:value-type="float" office:value="2.67705556159576" calcext:value-type="float">
            <text:p>2.67705556159576</text:p>
          </table:table-cell>
          <table:table-cell office:value-type="float" office:value="2.67283363346937" calcext:value-type="float">
            <text:p>2.67283363346937</text:p>
          </table:table-cell>
          <table:table-cell office:value-type="float" office:value="2.66879617473607" calcext:value-type="float">
            <text:p>2.66879617473607</text:p>
          </table:table-cell>
          <table:table-cell office:value-type="float" office:value="2.66492853773179" calcext:value-type="float">
            <text:p>2.66492853773179</text:p>
          </table:table-cell>
          <table:table-cell office:value-type="float" office:value="2.66122161002749" calcext:value-type="float">
            <text:p>2.66122161002749</text:p>
          </table:table-cell>
          <table:table-cell office:value-type="float" office:value="2.65766690224997" calcext:value-type="float">
            <text:p>2.65766690224997</text:p>
          </table:table-cell>
          <table:table-cell office:value-type="float" office:value="2.65425273379969" calcext:value-type="float">
            <text:p>2.65425273379969</text:p>
          </table:table-cell>
          <table:table-cell office:value-type="float" office:value="2.65097215207381" calcext:value-type="float">
            <text:p>2.65097215207381</text:p>
          </table:table-cell>
          <table:table-cell office:value-type="float" office:value="2.64781863963194" calcext:value-type="float">
            <text:p>2.64781863963194</text:p>
          </table:table-cell>
          <table:table-cell office:value-type="float" office:value="2.64478273171195" calcext:value-type="float">
            <text:p>2.64478273171195</text:p>
          </table:table-cell>
          <table:table-cell office:value-type="float" office:value="2.64185905639322" calcext:value-type="float">
            <text:p>2.64185905639322</text:p>
          </table:table-cell>
          <table:table-cell office:value-type="float" office:value="2.63904254916412" calcext:value-type="float">
            <text:p>2.63904254916412</text:p>
          </table:table-cell>
          <table:table-cell office:value-type="float" office:value="2.63632543089511" calcext:value-type="float">
            <text:p>2.63632543089511</text:p>
          </table:table-cell>
          <table:table-cell office:value-type="float" office:value="2.63370350554243" calcext:value-type="float">
            <text:p>2.63370350554243</text:p>
          </table:table-cell>
          <table:table-cell office:value-type="float" office:value="2.63117279607276" calcext:value-type="float">
            <text:p>2.63117279607276</text:p>
          </table:table-cell>
          <table:table-cell office:value-type="float" office:value="2.62872682696807" calcext:value-type="float">
            <text:p>2.62872682696807</text:p>
          </table:table-cell>
          <table:table-cell office:value-type="float" office:value="2.62636228968652" calcext:value-type="float">
            <text:p>2.62636228968652</text:p>
          </table:table-cell>
          <table:table-cell office:value-type="float" office:value="2.62407603259296" calcext:value-type="float">
            <text:p>2.62407603259296</text:p>
          </table:table-cell>
          <table:table-cell office:value-type="float" office:value="2.62186260338924" calcext:value-type="float">
            <text:p>2.62186260338924</text:p>
          </table:table-cell>
          <table:table-cell office:value-type="float" office:value="2.6197193720875" calcext:value-type="float">
            <text:p>2.6197193720875</text:p>
          </table:table-cell>
          <table:table-cell office:value-type="float" office:value="2.61764382139876" calcext:value-type="float">
            <text:p>2.61764382139876</text:p>
          </table:table-cell>
          <table:table-cell office:value-type="float" office:value="2.61563131298737" calcext:value-type="float">
            <text:p>2.61563131298737</text:p>
          </table:table-cell>
          <table:table-cell office:value-type="float" office:value="2.61367974169775" calcext:value-type="float">
            <text:p>2.61367974169775</text:p>
          </table:table-cell>
          <table:table-cell office:value-type="float" office:value="2.61178708324635" calcext:value-type="float">
            <text:p>2.61178708324635</text:p>
          </table:table-cell>
          <table:table-cell office:value-type="float" office:value="2.60994935471563" calcext:value-type="float">
            <text:p>2.60994935471563</text:p>
          </table:table-cell>
          <table:table-cell office:value-type="float" office:value="2.60816486112474" calcext:value-type="float">
            <text:p>2.60816486112474</text:p>
          </table:table-cell>
          <table:table-cell office:value-type="float" office:value="2.60643196522974" calcext:value-type="float">
            <text:p>2.60643196522974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0" office:value-type="float" office:value="0.843333" calcext:value-type="float">
            <text:p>0.8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0" office:value-type="float" office:value="216.579" calcext:value-type="float">
            <text:p>216.579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1.8430218635469" calcext:value-type="float">
            <text:p>1.8430218635469</text:p>
          </table:table-cell>
          <table:table-cell office:value-type="float" office:value="1.84292006282552" calcext:value-type="float">
            <text:p>1.84292006282552</text:p>
          </table:table-cell>
          <table:table-cell office:value-type="float" office:value="1.84283348017734" calcext:value-type="float">
            <text:p>1.84283348017734</text:p>
          </table:table-cell>
          <table:table-cell office:value-type="float" office:value="1.84276214865102" calcext:value-type="float">
            <text:p>1.84276214865102</text:p>
          </table:table-cell>
          <table:table-cell office:value-type="float" office:value="1.8427061450213" calcext:value-type="float">
            <text:p>1.8427061450213</text:p>
          </table:table-cell>
          <table:table-cell office:value-type="float" office:value="1.84266554047767" calcext:value-type="float">
            <text:p>1.84266554047767</text:p>
          </table:table-cell>
          <table:table-cell office:value-type="float" office:value="1.84264039270174" calcext:value-type="float">
            <text:p>1.84264039270174</text:p>
          </table:table-cell>
          <table:table-cell office:value-type="float" office:value="1.84263078243992" calcext:value-type="float">
            <text:p>1.84263078243992</text:p>
          </table:table-cell>
          <table:table-cell office:value-type="float" office:value="1.84263678475528" calcext:value-type="float">
            <text:p>1.84263678475528</text:p>
          </table:table-cell>
          <table:table-cell office:value-type="float" office:value="1.84265848223384" calcext:value-type="float">
            <text:p>1.84265848223384</text:p>
          </table:table-cell>
          <table:table-cell office:value-type="float" office:value="1.84269595962156" calcext:value-type="float">
            <text:p>1.84269595962156</text:p>
          </table:table-cell>
          <table:table-cell office:value-type="float" office:value="1.84274929589976" calcext:value-type="float">
            <text:p>1.84274929589976</text:p>
          </table:table-cell>
          <table:table-cell office:value-type="float" office:value="1.8428185989695" calcext:value-type="float">
            <text:p>1.8428185989695</text:p>
          </table:table-cell>
          <table:table-cell office:value-type="float" office:value="1.84290395769816" calcext:value-type="float">
            <text:p>1.84290395769816</text:p>
          </table:table-cell>
          <table:table-cell office:value-type="float" office:value="1.84300545512316" calcext:value-type="float">
            <text:p>1.84300545512316</text:p>
          </table:table-cell>
          <table:table-cell office:value-type="float" office:value="1.84312322500904" calcext:value-type="float">
            <text:p>1.84312322500904</text:p>
          </table:table-cell>
          <table:table-cell office:value-type="float" office:value="1.84325736055936" calcext:value-type="float">
            <text:p>1.84325736055936</text:p>
          </table:table-cell>
          <table:table-cell office:value-type="float" office:value="1.84340794909787" calcext:value-type="float">
            <text:p>1.84340794909787</text:p>
          </table:table-cell>
          <table:table-cell office:value-type="float" office:value="1.84357515094034" calcext:value-type="float">
            <text:p>1.84357515094034</text:p>
          </table:table-cell>
          <table:table-cell office:value-type="float" office:value="1.84375906393494" calcext:value-type="float">
            <text:p>1.84375906393494</text:p>
          </table:table-cell>
          <table:table-cell office:value-type="float" office:value="1.84395978001596" calcext:value-type="float">
            <text:p>1.84395978001596</text:p>
          </table:table-cell>
          <table:table-cell office:value-type="float" office:value="1.84417748688119" calcext:value-type="float">
            <text:p>1.84417748688119</text:p>
          </table:table-cell>
          <table:table-cell office:value-type="float" office:value="1.84441228742861" calcext:value-type="float">
            <text:p>1.84441228742861</text:p>
          </table:table-cell>
          <table:table-cell office:value-type="float" office:value="1.84466427862472" calcext:value-type="float">
            <text:p>1.84466427862472</text:p>
          </table:table-cell>
          <table:table-cell office:value-type="float" office:value="1.84485991315402" calcext:value-type="float">
            <text:p>1.84485991315402</text:p>
          </table:table-cell>
          <table:table-cell office:value-type="float" office:value="1.84503761957787" calcext:value-type="float">
            <text:p>1.84503761957787</text:p>
          </table:table-cell>
          <table:table-cell office:value-type="float" office:value="1.84521404300532" calcext:value-type="float">
            <text:p>1.84521404300532</text:p>
          </table:table-cell>
          <table:table-cell office:value-type="float" office:value="1.84538925423041" calcext:value-type="float">
            <text:p>1.84538925423041</text:p>
          </table:table-cell>
          <table:table-cell office:value-type="float" office:value="1.84556324417743" calcext:value-type="float">
            <text:p>1.84556324417743</text:p>
          </table:table-cell>
          <table:table-cell office:value-type="float" office:value="1.84573600413445" calcext:value-type="float">
            <text:p>1.84573600413445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table:number-columns-repeated="30" office:value-type="float" office:value="16.5333" calcext:value-type="float">
            <text:p>16.5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0" office:value-type="float" office:value="216.579" calcext:value-type="float">
            <text:p>216.579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Attack Rate</text:p>
          </table:table-cell>
          <table:table-cell office:value-type="float" office:value="2.6285931814685" calcext:value-type="float">
            <text:p>2.6285931814685</text:p>
          </table:table-cell>
          <table:table-cell office:value-type="float" office:value="17.3946713866386" calcext:value-type="float">
            <text:p>17.3946713866386</text:p>
          </table:table-cell>
          <table:table-cell office:value-type="float" office:value="32.7814204110289" calcext:value-type="float">
            <text:p>32.7814204110289</text:p>
          </table:table-cell>
          <table:table-cell office:value-type="float" office:value="48.1751453080842" calcext:value-type="float">
            <text:p>48.1751453080842</text:p>
          </table:table-cell>
          <table:table-cell office:value-type="float" office:value="63.5716402827171" calcext:value-type="float">
            <text:p>63.5716402827171</text:p>
          </table:table-cell>
          <table:table-cell office:value-type="float" office:value="78.9701413220342" calcext:value-type="float">
            <text:p>78.9701413220342</text:p>
          </table:table-cell>
          <table:table-cell office:value-type="float" office:value="94.3691593357856" calcext:value-type="float">
            <text:p>94.3691593357856</text:p>
          </table:table-cell>
          <table:table-cell office:value-type="float" office:value="109.76937867246" calcext:value-type="float">
            <text:p>109.76937867246</text:p>
          </table:table-cell>
          <table:table-cell office:value-type="float" office:value="125.1701110137" calcext:value-type="float">
            <text:p>125.1701110137</text:p>
          </table:table-cell>
          <table:table-cell office:value-type="float" office:value="140.570734835669" calcext:value-type="float">
            <text:p>140.570734835669</text:p>
          </table:table-cell>
          <table:table-cell office:value-type="float" office:value="155.972166931246" calcext:value-type="float">
            <text:p>155.972166931246</text:p>
          </table:table-cell>
          <table:table-cell office:value-type="float" office:value="171.373348280637" calcext:value-type="float">
            <text:p>171.373348280637</text:p>
          </table:table-cell>
          <table:table-cell office:value-type="float" office:value="186.775235056806" calcext:value-type="float">
            <text:p>186.775235056806</text:p>
          </table:table-cell>
          <table:table-cell office:value-type="float" office:value="202.176794253397" calcext:value-type="float">
            <text:p>202.176794253397</text:p>
          </table:table-cell>
          <table:table-cell office:value-type="float" office:value="217.579" calcext:value-type="float">
            <text:p>217.579</text:p>
          </table:table-cell>
          <table:table-cell office:value-type="float" office:value="232.980832021768" calcext:value-type="float">
            <text:p>232.980832021768</text:p>
          </table:table-cell>
          <table:table-cell office:value-type="float" office:value="248.383273784542" calcext:value-type="float">
            <text:p>248.383273784542</text:p>
          </table:table-cell>
          <table:table-cell office:value-type="float" office:value="263.785311965722" calcext:value-type="float">
            <text:p>263.785311965722</text:p>
          </table:table-cell>
          <table:table-cell office:value-type="float" office:value="279.18793535917" calcext:value-type="float">
            <text:p>279.18793535917</text:p>
          </table:table-cell>
          <table:table-cell office:value-type="float" office:value="294.59063471357" calcext:value-type="float">
            <text:p>294.59063471357</text:p>
          </table:table-cell>
          <table:table-cell office:value-type="float" office:value="309.992902206063" calcext:value-type="float">
            <text:p>309.992902206063</text:p>
          </table:table-cell>
          <table:table-cell office:value-type="float" office:value="325.395731051701" calcext:value-type="float">
            <text:p>325.395731051701</text:p>
          </table:table-cell>
          <table:table-cell office:value-type="float" office:value="340.798115562532" calcext:value-type="float">
            <text:p>340.798115562532</text:p>
          </table:table-cell>
          <table:table-cell office:value-type="float" office:value="356.201050674749" calcext:value-type="float">
            <text:p>356.201050674749</text:p>
          </table:table-cell>
          <table:table-cell office:value-type="float" office:value="371.603532107073" calcext:value-type="float">
            <text:p>371.603532107073</text:p>
          </table:table-cell>
          <table:table-cell office:value-type="float" office:value="387.006555978552" calcext:value-type="float">
            <text:p>387.006555978552</text:p>
          </table:table-cell>
          <table:table-cell office:value-type="float" office:value="402.409118989273" calcext:value-type="float">
            <text:p>402.409118989273</text:p>
          </table:table-cell>
          <table:table-cell office:value-type="float" office:value="417.812218097971" calcext:value-type="float">
            <text:p>417.812218097971</text:p>
          </table:table-cell>
          <table:table-cell office:value-type="float" office:value="433.214850709874" calcext:value-type="float">
            <text:p>433.214850709874</text:p>
          </table:table-cell>
          <table:table-cell office:value-type="float" office:value="448.618014396268" calcext:value-type="float">
            <text:p>448.618014396268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table:number-columns-repeated="30" office:value-type="float" office:value="16.5333" calcext:value-type="float">
            <text:p>16.53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0" office:value-type="float" office:value="0.843333" calcext:value-type="float">
            <text:p>0.843333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table:style-name="ce2"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table:number-columns-repeated="30" office:value-type="float" office:value="216.579" calcext:value-type="float">
            <text:p>216.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Rfree</text:p>
          </table:table-cell>
          <table:table-cell office:value-type="float" office:value="1.91457362939638" calcext:value-type="float">
            <text:p>1.91457362939638</text:p>
          </table:table-cell>
          <table:table-cell office:value-type="float" office:value="1.91681984860301" calcext:value-type="float">
            <text:p>1.91681984860301</text:p>
          </table:table-cell>
          <table:table-cell office:value-type="float" office:value="1.91894812198146" calcext:value-type="float">
            <text:p>1.91894812198146</text:p>
          </table:table-cell>
          <table:table-cell office:value-type="float" office:value="1.92096880250306" calcext:value-type="float">
            <text:p>1.92096880250306</text:p>
          </table:table-cell>
          <table:table-cell office:value-type="float" office:value="1.92288898932282" calcext:value-type="float">
            <text:p>1.92288898932282</text:p>
          </table:table-cell>
          <table:table-cell office:value-type="float" office:value="1.9247151899799" calcext:value-type="float">
            <text:p>1.9247151899799</text:p>
          </table:table-cell>
          <table:table-cell office:value-type="float" office:value="1.92645528974943" calcext:value-type="float">
            <text:p>1.92645528974943</text:p>
          </table:table-cell>
          <table:table-cell office:value-type="float" office:value="1.92811451847565" calcext:value-type="float">
            <text:p>1.92811451847565</text:p>
          </table:table-cell>
          <table:table-cell office:value-type="float" office:value="1.9296977059124" calcext:value-type="float">
            <text:p>1.9296977059124</text:p>
          </table:table-cell>
          <table:table-cell office:value-type="float" office:value="1.93121098216059" calcext:value-type="float">
            <text:p>1.93121098216059</text:p>
          </table:table-cell>
          <table:table-cell office:value-type="float" office:value="1.93265826608036" calcext:value-type="float">
            <text:p>1.93265826608036</text:p>
          </table:table-cell>
          <table:table-cell office:value-type="float" office:value="1.93404320108378" calcext:value-type="float">
            <text:p>1.93404320108378</text:p>
          </table:table-cell>
          <table:table-cell office:value-type="float" office:value="1.93537063969667" calcext:value-type="float">
            <text:p>1.93537063969667</text:p>
          </table:table-cell>
          <table:table-cell office:value-type="float" office:value="1.93664356204746" calcext:value-type="float">
            <text:p>1.93664356204746</text:p>
          </table:table-cell>
          <table:table-cell office:value-type="float" office:value="1.93786475580493" calcext:value-type="float">
            <text:p>1.93786475580493</text:p>
          </table:table-cell>
          <table:table-cell office:value-type="float" office:value="1.93903812432452" calcext:value-type="float">
            <text:p>1.93903812432452</text:p>
          </table:table-cell>
          <table:table-cell office:value-type="float" office:value="1.94016596313031" calcext:value-type="float">
            <text:p>1.94016596313031</text:p>
          </table:table-cell>
          <table:table-cell office:value-type="float" office:value="1.94125043165121" calcext:value-type="float">
            <text:p>1.94125043165121</text:p>
          </table:table-cell>
          <table:table-cell office:value-type="float" office:value="1.9422947150651" calcext:value-type="float">
            <text:p>1.9422947150651</text:p>
          </table:table-cell>
          <table:table-cell office:value-type="float" office:value="1.94330060145199" calcext:value-type="float">
            <text:p>1.94330060145199</text:p>
          </table:table-cell>
          <table:table-cell office:value-type="float" office:value="1.94426978174915" calcext:value-type="float">
            <text:p>1.94426978174915</text:p>
          </table:table-cell>
          <table:table-cell office:value-type="float" office:value="1.94520488875869" calcext:value-type="float">
            <text:p>1.94520488875869</text:p>
          </table:table-cell>
          <table:table-cell office:value-type="float" office:value="1.94610732895101" calcext:value-type="float">
            <text:p>1.94610732895101</text:p>
          </table:table-cell>
          <table:table-cell office:value-type="float" office:value="1.94697843898459" calcext:value-type="float">
            <text:p>1.94697843898459</text:p>
          </table:table-cell>
          <table:table-cell office:value-type="float" office:value="1.94782042048415" calcext:value-type="float">
            <text:p>1.94782042048415</text:p>
          </table:table-cell>
          <table:table-cell office:value-type="float" office:value="1.94863438920003" calcext:value-type="float">
            <text:p>1.94863438920003</text:p>
          </table:table-cell>
          <table:table-cell office:value-type="float" office:value="1.94942141050293" calcext:value-type="float">
            <text:p>1.94942141050293</text:p>
          </table:table-cell>
          <table:table-cell office:value-type="float" office:value="1.95018334490649" calcext:value-type="float">
            <text:p>1.95018334490649</text:p>
          </table:table-cell>
          <table:table-cell office:value-type="float" office:value="1.95092108408969" calcext:value-type="float">
            <text:p>1.95092108408969</text:p>
          </table:table-cell>
          <table:table-cell office:value-type="float" office:value="1.95163548332824" calcext:value-type="float">
            <text:p>1.95163548332824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30" office:value-type="float" office:value="16.53" calcext:value-type="float">
            <text:p>16.53</text:p>
          </table:table-cell>
        </table:table-row>
        <table:table-row table:style-name="ro1">
          <table:table-cell office:value-type="string" calcext:value-type="string">
            <text:p>IFree</text:p>
          </table:table-cell>
          <table:table-cell office:value-type="float" office:value="2.04892264315099" calcext:value-type="float">
            <text:p>2.04892264315099</text:p>
          </table:table-cell>
          <table:table-cell office:value-type="float" office:value="2.04154160297514" calcext:value-type="float">
            <text:p>2.04154160297514</text:p>
          </table:table-cell>
          <table:table-cell office:value-type="float" office:value="2.03410658522959" calcext:value-type="float">
            <text:p>2.03410658522959</text:p>
          </table:table-cell>
          <table:table-cell office:value-type="float" office:value="2.02661607003703" calcext:value-type="float">
            <text:p>2.02661607003703</text:p>
          </table:table-cell>
          <table:table-cell office:value-type="float" office:value="2.01907187486366" calcext:value-type="float">
            <text:p>2.01907187486366</text:p>
          </table:table-cell>
          <table:table-cell office:value-type="float" office:value="2.01147584469469" calcext:value-type="float">
            <text:p>2.01147584469469</text:p>
          </table:table-cell>
          <table:table-cell office:value-type="float" office:value="2.00382639728266" calcext:value-type="float">
            <text:p>2.00382639728266</text:p>
          </table:table-cell>
          <table:table-cell office:value-type="float" office:value="1.99612536044978" calcext:value-type="float">
            <text:p>1.99612536044978</text:p>
          </table:table-cell>
          <table:table-cell office:value-type="float" office:value="1.98837458838731" calcext:value-type="float">
            <text:p>1.98837458838731</text:p>
          </table:table-cell>
          <table:table-cell office:value-type="float" office:value="1.98057243867182" calcext:value-type="float">
            <text:p>1.98057243867182</text:p>
          </table:table-cell>
          <table:table-cell office:value-type="float" office:value="1.97272074884394" calcext:value-type="float">
            <text:p>1.97272074884394</text:p>
          </table:table-cell>
          <table:table-cell office:value-type="float" office:value="1.96482138168173" calcext:value-type="float">
            <text:p>1.96482138168173</text:p>
          </table:table-cell>
          <table:table-cell office:value-type="float" office:value="1.95687263672359" calcext:value-type="float">
            <text:p>1.95687263672359</text:p>
          </table:table-cell>
          <table:table-cell office:value-type="float" office:value="1.94887636059111" calcext:value-type="float">
            <text:p>1.94887636059111</text:p>
          </table:table-cell>
          <table:table-cell office:value-type="float" office:value="1.94083442403007" calcext:value-type="float">
            <text:p>1.94083442403007</text:p>
          </table:table-cell>
          <table:table-cell office:value-type="float" office:value="1.93274507062498" calcext:value-type="float">
            <text:p>1.93274507062498</text:p>
          </table:table-cell>
          <table:table-cell office:value-type="float" office:value="1.9246101554424" calcext:value-type="float">
            <text:p>1.9246101554424</text:p>
          </table:table-cell>
          <table:table-cell office:value-type="float" office:value="1.91643155657853" calcext:value-type="float">
            <text:p>1.91643155657853</text:p>
          </table:table-cell>
          <table:table-cell office:value-type="float" office:value="1.90820746369703" calcext:value-type="float">
            <text:p>1.90820746369703</text:p>
          </table:table-cell>
          <table:table-cell office:value-type="float" office:value="1.89993973967637" calcext:value-type="float">
            <text:p>1.89993973967637</text:p>
          </table:table-cell>
          <table:table-cell office:value-type="float" office:value="1.89163026934852" calcext:value-type="float">
            <text:p>1.89163026934852</text:p>
          </table:table-cell>
          <table:table-cell office:value-type="float" office:value="1.88327719044039" calcext:value-type="float">
            <text:p>1.88327719044039</text:p>
          </table:table-cell>
          <table:table-cell office:value-type="float" office:value="1.87488237301296" calcext:value-type="float">
            <text:p>1.87488237301296</text:p>
          </table:table-cell>
          <table:table-cell office:value-type="float" office:value="1.86644770802308" calcext:value-type="float">
            <text:p>1.86644770802308</text:p>
          </table:table-cell>
          <table:table-cell office:value-type="float" office:value="1.85846982652871" calcext:value-type="float">
            <text:p>1.85846982652871</text:p>
          </table:table-cell>
          <table:table-cell office:value-type="float" office:value="1.85061159090039" calcext:value-type="float">
            <text:p>1.85061159090039</text:p>
          </table:table-cell>
          <table:table-cell office:value-type="float" office:value="1.84275262311868" calcext:value-type="float">
            <text:p>1.84275262311868</text:p>
          </table:table-cell>
          <table:table-cell office:value-type="float" office:value="1.83489038884442" calcext:value-type="float">
            <text:p>1.83489038884442</text:p>
          </table:table-cell>
          <table:table-cell office:value-type="float" office:value="1.82702589842917" calcext:value-type="float">
            <text:p>1.82702589842917</text:p>
          </table:table-cell>
          <table:table-cell office:value-type="float" office:value="1.81916017135659" calcext:value-type="float">
            <text:p>1.81916017135659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30"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SFree</text:p>
          </table:table-cell>
          <table:table-cell office:value-type="float" office:value="1.90475592980082" calcext:value-type="float">
            <text:p>1.90475592980082</text:p>
          </table:table-cell>
          <table:table-cell office:value-type="float" office:value="1.92377163892283" calcext:value-type="float">
            <text:p>1.92377163892283</text:p>
          </table:table-cell>
          <table:table-cell office:value-type="float" office:value="1.92823015759369" calcext:value-type="float">
            <text:p>1.92823015759369</text:p>
          </table:table-cell>
          <table:table-cell office:value-type="float" office:value="1.93089560470542" calcext:value-type="float">
            <text:p>1.93089560470542</text:p>
          </table:table-cell>
          <table:table-cell office:value-type="float" office:value="1.93280490278598" calcext:value-type="float">
            <text:p>1.93280490278598</text:p>
          </table:table-cell>
          <table:table-cell office:value-type="float" office:value="1.93429431313334" calcext:value-type="float">
            <text:p>1.93429431313334</text:p>
          </table:table-cell>
          <table:table-cell office:value-type="float" office:value="1.93551591317079" calcext:value-type="float">
            <text:p>1.93551591317079</text:p>
          </table:table-cell>
          <table:table-cell office:value-type="float" office:value="1.93655174622879" calcext:value-type="float">
            <text:p>1.93655174622879</text:p>
          </table:table-cell>
          <table:table-cell office:value-type="float" office:value="1.93745102463907" calcext:value-type="float">
            <text:p>1.93745102463907</text:p>
          </table:table-cell>
          <table:table-cell office:value-type="float" office:value="1.93824565307602" calcext:value-type="float">
            <text:p>1.93824565307602</text:p>
          </table:table-cell>
          <table:table-cell office:value-type="float" office:value="1.93895756793039" calcext:value-type="float">
            <text:p>1.93895756793039</text:p>
          </table:table-cell>
          <table:table-cell office:value-type="float" office:value="1.93960238060941" calcext:value-type="float">
            <text:p>1.93960238060941</text:p>
          </table:table-cell>
          <table:table-cell office:value-type="float" office:value="1.94019172439768" calcext:value-type="float">
            <text:p>1.94019172439768</text:p>
          </table:table-cell>
          <table:table-cell office:value-type="float" office:value="1.94073438256995" calcext:value-type="float">
            <text:p>1.94073438256995</text:p>
          </table:table-cell>
          <table:table-cell office:value-type="float" office:value="1.94123726068287" calcext:value-type="float">
            <text:p>1.94123726068287</text:p>
          </table:table-cell>
          <table:table-cell office:value-type="float" office:value="1.94170578114691" calcext:value-type="float">
            <text:p>1.94170578114691</text:p>
          </table:table-cell>
          <table:table-cell office:value-type="float" office:value="1.94214437855482" calcext:value-type="float">
            <text:p>1.94214437855482</text:p>
          </table:table-cell>
          <table:table-cell office:value-type="float" office:value="1.94255663127004" calcext:value-type="float">
            <text:p>1.94255663127004</text:p>
          </table:table-cell>
          <table:table-cell office:value-type="float" office:value="1.94294555744531" calcext:value-type="float">
            <text:p>1.94294555744531</text:p>
          </table:table-cell>
          <table:table-cell office:value-type="float" office:value="1.94331365178359" calcext:value-type="float">
            <text:p>1.94331365178359</text:p>
          </table:table-cell>
          <table:table-cell office:value-type="float" office:value="1.94366302746883" calcext:value-type="float">
            <text:p>1.94366302746883</text:p>
          </table:table-cell>
          <table:table-cell office:value-type="float" office:value="1.94399552184513" calcext:value-type="float">
            <text:p>1.94399552184513</text:p>
          </table:table-cell>
          <table:table-cell office:value-type="float" office:value="1.9443126757891" calcext:value-type="float">
            <text:p>1.9443126757891</text:p>
          </table:table-cell>
          <table:table-cell office:value-type="float" office:value="1.94461586495767" calcext:value-type="float">
            <text:p>1.94461586495767</text:p>
          </table:table-cell>
          <table:table-cell office:value-type="float" office:value="1.94490625241586" calcext:value-type="float">
            <text:p>1.94490625241586</text:p>
          </table:table-cell>
          <table:table-cell office:value-type="float" office:value="1.94518489557734" calcext:value-type="float">
            <text:p>1.94518489557734</text:p>
          </table:table-cell>
          <table:table-cell office:value-type="float" office:value="1.94545269318831" calcext:value-type="float">
            <text:p>1.94545269318831</text:p>
          </table:table-cell>
          <table:table-cell office:value-type="float" office:value="1.94571047612993" calcext:value-type="float">
            <text:p>1.94571047612993</text:p>
          </table:table-cell>
          <table:table-cell office:value-type="float" office:value="1.94595895274042" calcext:value-type="float">
            <text:p>1.94595895274042</text:p>
          </table:table-cell>
          <table:table-cell office:value-type="float" office:value="1.94619878822983" calcext:value-type="float">
            <text:p>1.94619878822983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4"/>
          <table:table-cell table:style-name="ce2"/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16.32985" calcext:value-type="float">
            <text:p>16.32985</text:p>
          </table:table-cell>
          <table:table-cell office:value-type="float" office:value="31.73365" calcext:value-type="float">
            <text:p>31.73365</text:p>
          </table:table-cell>
          <table:table-cell office:value-type="float" office:value="47.1374" calcext:value-type="float">
            <text:p>47.1374</text:p>
          </table:table-cell>
          <table:table-cell office:value-type="float" office:value="62.541" calcext:value-type="float">
            <text:p>62.541</text:p>
          </table:table-cell>
          <table:table-cell office:value-type="float" office:value="77.945" calcext:value-type="float">
            <text:p>77.945</text:p>
          </table:table-cell>
          <table:table-cell office:value-type="float" office:value="93.3485" calcext:value-type="float">
            <text:p>93.3485</text:p>
          </table:table-cell>
          <table:table-cell office:value-type="float" office:value="108.7525" calcext:value-type="float">
            <text:p>108.7525</text:p>
          </table:table-cell>
          <table:table-cell office:value-type="float" office:value="124.1565" calcext:value-type="float">
            <text:p>124.1565</text:p>
          </table:table-cell>
          <table:table-cell office:value-type="float" office:value="139.56" calcext:value-type="float">
            <text:p>139.56</text:p>
          </table:table-cell>
          <table:table-cell office:value-type="float" office:value="154.964" calcext:value-type="float">
            <text:p>154.964</text:p>
          </table:table-cell>
          <table:table-cell office:value-type="float" office:value="170.3675" calcext:value-type="float">
            <text:p>170.3675</text:p>
          </table:table-cell>
          <table:table-cell office:value-type="float" office:value="185.7715" calcext:value-type="float">
            <text:p>185.7715</text:p>
          </table:table-cell>
          <table:table-cell office:value-type="float" office:value="201.175" calcext:value-type="float">
            <text:p>201.175</text:p>
          </table:table-cell>
          <table:table-cell office:value-type="float" office:value="216.579" calcext:value-type="float">
            <text:p>216.579</text:p>
          </table:table-cell>
          <table:table-cell office:value-type="float" office:value="231.9825" calcext:value-type="float">
            <text:p>231.9825</text:p>
          </table:table-cell>
          <table:table-cell office:value-type="float" office:value="247.3865" calcext:value-type="float">
            <text:p>247.386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78.194" calcext:value-type="float">
            <text:p>278.194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309.0015" calcext:value-type="float">
            <text:p>309.0015</text:p>
          </table:table-cell>
          <table:table-cell office:value-type="float" office:value="324.4055" calcext:value-type="float">
            <text:p>324.4055</text:p>
          </table:table-cell>
          <table:table-cell office:value-type="float" office:value="339.809" calcext:value-type="float">
            <text:p>339.809</text:p>
          </table:table-cell>
          <table:table-cell office:value-type="float" office:value="355.213" calcext:value-type="float">
            <text:p>355.213</text:p>
          </table:table-cell>
          <table:table-cell office:value-type="float" office:value="370.6165" calcext:value-type="float">
            <text:p>370.6165</text:p>
          </table:table-cell>
          <table:table-cell office:value-type="float" office:value="386.0205" calcext:value-type="float">
            <text:p>386.0205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416.828" calcext:value-type="float">
            <text:p>416.828</text:p>
          </table:table-cell>
          <table:table-cell office:value-type="float" office:value="432.2315" calcext:value-type="float">
            <text:p>432.2315</text:p>
          </table:table-cell>
          <table:table-cell office:value-type="float" office:value="447.6355" calcext:value-type="float">
            <text:p>447.6355</text:p>
          </table:table-cell>
        </table:table-row>
        <table:table-row table:style-name="ro1">
          <table:table-cell office:value-type="string" calcext:value-type="string">
            <text:p>SFree</text:p>
          </table:table-cell>
          <table:table-cell office:value-type="float" office:value="1.90475592980082" calcext:value-type="float">
            <text:p>1.90475592980082</text:p>
          </table:table-cell>
          <table:table-cell office:value-type="float" office:value="1.92377163892283" calcext:value-type="float">
            <text:p>1.92377163892283</text:p>
          </table:table-cell>
          <table:table-cell office:value-type="float" office:value="1.92823015759369" calcext:value-type="float">
            <text:p>1.92823015759369</text:p>
          </table:table-cell>
          <table:table-cell office:value-type="float" office:value="1.93089560470542" calcext:value-type="float">
            <text:p>1.93089560470542</text:p>
          </table:table-cell>
          <table:table-cell office:value-type="float" office:value="1.93280490278598" calcext:value-type="float">
            <text:p>1.93280490278598</text:p>
          </table:table-cell>
          <table:table-cell office:value-type="float" office:value="1.93429431313334" calcext:value-type="float">
            <text:p>1.93429431313334</text:p>
          </table:table-cell>
          <table:table-cell office:value-type="float" office:value="1.93551591317079" calcext:value-type="float">
            <text:p>1.93551591317079</text:p>
          </table:table-cell>
          <table:table-cell office:value-type="float" office:value="1.93655174622879" calcext:value-type="float">
            <text:p>1.93655174622879</text:p>
          </table:table-cell>
          <table:table-cell office:value-type="float" office:value="1.93745102463907" calcext:value-type="float">
            <text:p>1.93745102463907</text:p>
          </table:table-cell>
          <table:table-cell office:value-type="float" office:value="1.93824565307602" calcext:value-type="float">
            <text:p>1.93824565307602</text:p>
          </table:table-cell>
          <table:table-cell office:value-type="float" office:value="1.93895756793039" calcext:value-type="float">
            <text:p>1.93895756793039</text:p>
          </table:table-cell>
          <table:table-cell office:value-type="float" office:value="1.93960238060941" calcext:value-type="float">
            <text:p>1.93960238060941</text:p>
          </table:table-cell>
          <table:table-cell office:value-type="float" office:value="1.94019172439768" calcext:value-type="float">
            <text:p>1.94019172439768</text:p>
          </table:table-cell>
          <table:table-cell office:value-type="float" office:value="1.94073438256995" calcext:value-type="float">
            <text:p>1.94073438256995</text:p>
          </table:table-cell>
          <table:table-cell office:value-type="float" office:value="1.94123726068287" calcext:value-type="float">
            <text:p>1.94123726068287</text:p>
          </table:table-cell>
          <table:table-cell office:value-type="float" office:value="1.94170578114691" calcext:value-type="float">
            <text:p>1.94170578114691</text:p>
          </table:table-cell>
          <table:table-cell office:value-type="float" office:value="1.94214437855482" calcext:value-type="float">
            <text:p>1.94214437855482</text:p>
          </table:table-cell>
          <table:table-cell office:value-type="float" office:value="1.94255663127004" calcext:value-type="float">
            <text:p>1.94255663127004</text:p>
          </table:table-cell>
          <table:table-cell office:value-type="float" office:value="1.94294555744531" calcext:value-type="float">
            <text:p>1.94294555744531</text:p>
          </table:table-cell>
          <table:table-cell office:value-type="float" office:value="1.94331365178359" calcext:value-type="float">
            <text:p>1.94331365178359</text:p>
          </table:table-cell>
          <table:table-cell office:value-type="float" office:value="1.94366302746883" calcext:value-type="float">
            <text:p>1.94366302746883</text:p>
          </table:table-cell>
          <table:table-cell office:value-type="float" office:value="1.94399552184513" calcext:value-type="float">
            <text:p>1.94399552184513</text:p>
          </table:table-cell>
          <table:table-cell office:value-type="float" office:value="1.9443126757891" calcext:value-type="float">
            <text:p>1.9443126757891</text:p>
          </table:table-cell>
          <table:table-cell office:value-type="float" office:value="1.94461586495767" calcext:value-type="float">
            <text:p>1.94461586495767</text:p>
          </table:table-cell>
          <table:table-cell office:value-type="float" office:value="1.94490625241586" calcext:value-type="float">
            <text:p>1.94490625241586</text:p>
          </table:table-cell>
          <table:table-cell office:value-type="float" office:value="1.94518489557734" calcext:value-type="float">
            <text:p>1.94518489557734</text:p>
          </table:table-cell>
          <table:table-cell office:value-type="float" office:value="1.94545269318831" calcext:value-type="float">
            <text:p>1.94545269318831</text:p>
          </table:table-cell>
          <table:table-cell office:value-type="float" office:value="1.94571047612993" calcext:value-type="float">
            <text:p>1.94571047612993</text:p>
          </table:table-cell>
          <table:table-cell office:value-type="float" office:value="1.94595895274042" calcext:value-type="float">
            <text:p>1.94595895274042</text:p>
          </table:table-cell>
          <table:table-cell office:value-type="float" office:value="1.94619878822983" calcext:value-type="float">
            <text:p>1.9461987882298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" calcext:value-type="float">
            <text:p>0.77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79" calcext:value-type="float">
            <text:p>0.79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1" calcext:value-type="float">
            <text:p>0.8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" calcext:value-type="float">
            <text:p>0.8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</table:table-row>
        <table:table-row table:style-name="ro1">
          <table:table-cell office:value-type="string" calcext:value-type="string">
            <text:p>IFree</text:p>
          </table:table-cell>
          <table:table-cell office:value-type="float" office:value="2.04892264315099" calcext:value-type="float">
            <text:p>2.04892264315099</text:p>
          </table:table-cell>
          <table:table-cell office:value-type="float" office:value="2.04154160297514" calcext:value-type="float">
            <text:p>2.04154160297514</text:p>
          </table:table-cell>
          <table:table-cell office:value-type="float" office:value="2.03410658522959" calcext:value-type="float">
            <text:p>2.03410658522959</text:p>
          </table:table-cell>
          <table:table-cell office:value-type="float" office:value="2.02661607003703" calcext:value-type="float">
            <text:p>2.02661607003703</text:p>
          </table:table-cell>
          <table:table-cell office:value-type="float" office:value="2.01907187486366" calcext:value-type="float">
            <text:p>2.01907187486366</text:p>
          </table:table-cell>
          <table:table-cell office:value-type="float" office:value="2.01147584469469" calcext:value-type="float">
            <text:p>2.01147584469469</text:p>
          </table:table-cell>
          <table:table-cell office:value-type="float" office:value="2.00382639728266" calcext:value-type="float">
            <text:p>2.00382639728266</text:p>
          </table:table-cell>
          <table:table-cell office:value-type="float" office:value="1.99612536044978" calcext:value-type="float">
            <text:p>1.99612536044978</text:p>
          </table:table-cell>
          <table:table-cell office:value-type="float" office:value="1.98837458838731" calcext:value-type="float">
            <text:p>1.98837458838731</text:p>
          </table:table-cell>
          <table:table-cell office:value-type="float" office:value="1.98057243867182" calcext:value-type="float">
            <text:p>1.98057243867182</text:p>
          </table:table-cell>
          <table:table-cell office:value-type="float" office:value="1.97272074884394" calcext:value-type="float">
            <text:p>1.97272074884394</text:p>
          </table:table-cell>
          <table:table-cell office:value-type="float" office:value="1.96482138168173" calcext:value-type="float">
            <text:p>1.96482138168173</text:p>
          </table:table-cell>
          <table:table-cell office:value-type="float" office:value="1.95687263672359" calcext:value-type="float">
            <text:p>1.95687263672359</text:p>
          </table:table-cell>
          <table:table-cell office:value-type="float" office:value="1.94887636059111" calcext:value-type="float">
            <text:p>1.94887636059111</text:p>
          </table:table-cell>
          <table:table-cell office:value-type="float" office:value="1.94083442403007" calcext:value-type="float">
            <text:p>1.94083442403007</text:p>
          </table:table-cell>
          <table:table-cell office:value-type="float" office:value="1.93274507062498" calcext:value-type="float">
            <text:p>1.93274507062498</text:p>
          </table:table-cell>
          <table:table-cell office:value-type="float" office:value="1.9246101554424" calcext:value-type="float">
            <text:p>1.9246101554424</text:p>
          </table:table-cell>
          <table:table-cell office:value-type="float" office:value="1.91643155657853" calcext:value-type="float">
            <text:p>1.91643155657853</text:p>
          </table:table-cell>
          <table:table-cell office:value-type="float" office:value="1.90820746369703" calcext:value-type="float">
            <text:p>1.90820746369703</text:p>
          </table:table-cell>
          <table:table-cell office:value-type="float" office:value="1.89993973967637" calcext:value-type="float">
            <text:p>1.89993973967637</text:p>
          </table:table-cell>
          <table:table-cell office:value-type="float" office:value="1.89163026934852" calcext:value-type="float">
            <text:p>1.89163026934852</text:p>
          </table:table-cell>
          <table:table-cell office:value-type="float" office:value="1.88327719044039" calcext:value-type="float">
            <text:p>1.88327719044039</text:p>
          </table:table-cell>
          <table:table-cell office:value-type="float" office:value="1.87488237301296" calcext:value-type="float">
            <text:p>1.87488237301296</text:p>
          </table:table-cell>
          <table:table-cell office:value-type="float" office:value="1.86644770802308" calcext:value-type="float">
            <text:p>1.86644770802308</text:p>
          </table:table-cell>
          <table:table-cell office:value-type="float" office:value="1.85846982652871" calcext:value-type="float">
            <text:p>1.85846982652871</text:p>
          </table:table-cell>
          <table:table-cell office:value-type="float" office:value="1.85061159090039" calcext:value-type="float">
            <text:p>1.85061159090039</text:p>
          </table:table-cell>
          <table:table-cell office:value-type="float" office:value="1.84275262311868" calcext:value-type="float">
            <text:p>1.84275262311868</text:p>
          </table:table-cell>
          <table:table-cell office:value-type="float" office:value="1.83489038884442" calcext:value-type="float">
            <text:p>1.83489038884442</text:p>
          </table:table-cell>
          <table:table-cell office:value-type="float" office:value="1.82702589842917" calcext:value-type="float">
            <text:p>1.82702589842917</text:p>
          </table:table-cell>
          <table:table-cell office:value-type="float" office:value="1.81916017135659" calcext:value-type="float">
            <text:p>1.819160171356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float" office:value="12.2667" calcext:value-type="float">
            <text:p>12.2667</text:p>
          </table:table-cell>
          <table:table-cell office:value-type="float" office:value="12.5333" calcext:value-type="float">
            <text:p>12.5333</text:p>
          </table:table-cell>
          <table:table-cell office:value-type="float" office:value="12.8" calcext:value-type="float">
            <text:p>12.8</text:p>
          </table:table-cell>
          <table:table-cell office:value-type="float" office:value="13.0667" calcext:value-type="float">
            <text:p>13.0667</text:p>
          </table:table-cell>
          <table:table-cell office:value-type="float" office:value="13.3333" calcext:value-type="float">
            <text:p>13.3333</text:p>
          </table:table-cell>
          <table:table-cell office:value-type="float" office:value="13.6" calcext:value-type="float">
            <text:p>13.6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4.1333" calcext:value-type="float">
            <text:p>14.1333</text:p>
          </table:table-cell>
          <table:table-cell office:value-type="float" office:value="14.4" calcext:value-type="float">
            <text:p>14.4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5.2" calcext:value-type="float">
            <text:p>15.2</text:p>
          </table:table-cell>
          <table:table-cell office:value-type="float" office:value="15.4667" calcext:value-type="float">
            <text:p>15.4667</text:p>
          </table:table-cell>
          <table:table-cell office:value-type="float" office:value="15.7333" calcext:value-type="float">
            <text:p>15.7333</text:p>
          </table:table-cell>
          <table:table-cell office:value-type="float" office:value="16" calcext:value-type="float">
            <text:p>16</text:p>
          </table:table-cell>
          <table:table-cell office:value-type="float" office:value="16.2667" calcext:value-type="float">
            <text:p>16.2667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6.8" calcext:value-type="float">
            <text:p>16.8</text:p>
          </table:table-cell>
          <table:table-cell office:value-type="float" office:value="17.0667" calcext:value-type="float">
            <text:p>17.0667</text:p>
          </table:table-cell>
          <table:table-cell office:value-type="float" office:value="17.3333" calcext:value-type="float">
            <text:p>17.3333</text:p>
          </table:table-cell>
          <table:table-cell office:value-type="float" office:value="17.6" calcext:value-type="float">
            <text:p>17.6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8.1333" calcext:value-type="float">
            <text:p>18.1333</text:p>
          </table:table-cell>
          <table:table-cell office:value-type="float" office:value="18.4" calcext:value-type="float">
            <text:p>18.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9333" calcext:value-type="float">
            <text:p>18.9333</text:p>
          </table:table-cell>
          <table:table-cell office:value-type="float" office:value="19.2" calcext:value-type="float">
            <text:p>19.2</text:p>
          </table:table-cell>
          <table:table-cell office:value-type="float" office:value="19.4667" calcext:value-type="float">
            <text:p>19.4667</text:p>
          </table:table-cell>
          <table:table-cell office:value-type="float" office:value="19.7333" calcext:value-type="float">
            <text:p>19.7333</text:p>
          </table:table-cell>
        </table:table-row>
        <table:table-row table:style-name="ro1">
          <table:table-cell office:value-type="string" calcext:value-type="string">
            <text:p>Rfree</text:p>
          </table:table-cell>
          <table:table-cell office:value-type="float" office:value="1.91457362939638" calcext:value-type="float">
            <text:p>1.91457362939638</text:p>
          </table:table-cell>
          <table:table-cell office:value-type="float" office:value="1.91681984860301" calcext:value-type="float">
            <text:p>1.91681984860301</text:p>
          </table:table-cell>
          <table:table-cell office:value-type="float" office:value="1.91894812198146" calcext:value-type="float">
            <text:p>1.91894812198146</text:p>
          </table:table-cell>
          <table:table-cell office:value-type="float" office:value="1.92096880250306" calcext:value-type="float">
            <text:p>1.92096880250306</text:p>
          </table:table-cell>
          <table:table-cell office:value-type="float" office:value="1.92288898932282" calcext:value-type="float">
            <text:p>1.92288898932282</text:p>
          </table:table-cell>
          <table:table-cell office:value-type="float" office:value="1.9247151899799" calcext:value-type="float">
            <text:p>1.9247151899799</text:p>
          </table:table-cell>
          <table:table-cell office:value-type="float" office:value="1.92645528974943" calcext:value-type="float">
            <text:p>1.92645528974943</text:p>
          </table:table-cell>
          <table:table-cell office:value-type="float" office:value="1.92811451847565" calcext:value-type="float">
            <text:p>1.92811451847565</text:p>
          </table:table-cell>
          <table:table-cell office:value-type="float" office:value="1.9296977059124" calcext:value-type="float">
            <text:p>1.9296977059124</text:p>
          </table:table-cell>
          <table:table-cell office:value-type="float" office:value="1.93121098216059" calcext:value-type="float">
            <text:p>1.93121098216059</text:p>
          </table:table-cell>
          <table:table-cell office:value-type="float" office:value="1.93265826608036" calcext:value-type="float">
            <text:p>1.93265826608036</text:p>
          </table:table-cell>
          <table:table-cell office:value-type="float" office:value="1.93404320108378" calcext:value-type="float">
            <text:p>1.93404320108378</text:p>
          </table:table-cell>
          <table:table-cell office:value-type="float" office:value="1.93537063969667" calcext:value-type="float">
            <text:p>1.93537063969667</text:p>
          </table:table-cell>
          <table:table-cell office:value-type="float" office:value="1.93664356204746" calcext:value-type="float">
            <text:p>1.93664356204746</text:p>
          </table:table-cell>
          <table:table-cell office:value-type="float" office:value="1.93786475580493" calcext:value-type="float">
            <text:p>1.93786475580493</text:p>
          </table:table-cell>
          <table:table-cell office:value-type="float" office:value="1.93903812432452" calcext:value-type="float">
            <text:p>1.93903812432452</text:p>
          </table:table-cell>
          <table:table-cell office:value-type="float" office:value="1.94016596313031" calcext:value-type="float">
            <text:p>1.94016596313031</text:p>
          </table:table-cell>
          <table:table-cell office:value-type="float" office:value="1.94125043165121" calcext:value-type="float">
            <text:p>1.94125043165121</text:p>
          </table:table-cell>
          <table:table-cell office:value-type="float" office:value="1.9422947150651" calcext:value-type="float">
            <text:p>1.9422947150651</text:p>
          </table:table-cell>
          <table:table-cell office:value-type="float" office:value="1.94330060145199" calcext:value-type="float">
            <text:p>1.94330060145199</text:p>
          </table:table-cell>
          <table:table-cell office:value-type="float" office:value="1.94426978174915" calcext:value-type="float">
            <text:p>1.94426978174915</text:p>
          </table:table-cell>
          <table:table-cell office:value-type="float" office:value="1.94520488875869" calcext:value-type="float">
            <text:p>1.94520488875869</text:p>
          </table:table-cell>
          <table:table-cell office:value-type="float" office:value="1.94610732895101" calcext:value-type="float">
            <text:p>1.94610732895101</text:p>
          </table:table-cell>
          <table:table-cell office:value-type="float" office:value="1.94697843898459" calcext:value-type="float">
            <text:p>1.94697843898459</text:p>
          </table:table-cell>
          <table:table-cell office:value-type="float" office:value="1.94782042048415" calcext:value-type="float">
            <text:p>1.94782042048415</text:p>
          </table:table-cell>
          <table:table-cell office:value-type="float" office:value="1.94863438920003" calcext:value-type="float">
            <text:p>1.94863438920003</text:p>
          </table:table-cell>
          <table:table-cell office:value-type="float" office:value="1.94942141050293" calcext:value-type="float">
            <text:p>1.94942141050293</text:p>
          </table:table-cell>
          <table:table-cell office:value-type="float" office:value="1.95018334490649" calcext:value-type="float">
            <text:p>1.95018334490649</text:p>
          </table:table-cell>
          <table:table-cell office:value-type="float" office:value="1.95092108408969" calcext:value-type="float">
            <text:p>1.95092108408969</text:p>
          </table:table-cell>
          <table:table-cell office:value-type="float" office:value="1.95163548332824" calcext:value-type="float">
            <text:p>1.95163548332824</text:p>
          </table:table-cell>
        </table:table-row>
      </table:table>
      <table:named-expressions/>
      <table:database-ranges>
        <table:database-range table:name="__Anonymous_Sheet_DB__8" table:target-range-address="'Use case hybrid'.C56:'Use case hybrid'.C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1:52:17.316122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6-12T18:41:52.553065424</dc:date>
    <meta:editing-duration>PT8H42M1S</meta:editing-duration>
    <meta:editing-cycles>29</meta:editing-cycles>
    <meta:generator>LibreOffice/5.2.6.2$Linux_X86_64 LibreOffice_project/20$Build-2</meta:generator>
    <meta:document-statistic meta:table-count="9" meta:cell-count="3626"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3:TestProblem.H3 TestProblem.F2:TestProblem.H2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subtitle svg:x="3.71cm" svg:y="1.275cm" chart:style-name="ch3">
          <text:p>Fitness compared to 30 point run without seeding</text:p>
        </chart:subtitle>
        <chart:legend chart:legend-position="end" svg:x="10.615cm" svg:y="3.504cm" style:legend-expansion="high" chart:style-name="ch4"/>
        <chart:plot-area chart:style-name="ch5" table:cell-range-address="Incremental.B12:Incremental.C12 Incremental.A14:Incremental.C16" chart:data-source-has-labels="both" svg:x="0.32cm" svg:y="2.138cm" svg:width="9.975cm" svg:height="6.682cm">
          <chartooo:coordinate-region svg:x="1.047cm" svg:y="2.337cm" svg:width="9.248cm" svg:height="5.836cm"/>
          <chart:axis chart:dimension="x" chart:name="primary-x" chart:style-name="ch6" chartooo:axis-type="auto">
            <chartooo:date-scale/>
            <chart:categories table:cell-range-address="Incremental.B12:Incremental.C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cremental.B14:Incremental.C14" chart:label-cell-address="Incremental.A14:Incremental.A14" chart:class="chart:bar">
            <chart:data-point chart:repeated="2"/>
          </chart:series>
          <chart:series chart:style-name="ch10" chart:values-cell-range-address="Incremental.B15:Incremental.C15" chart:label-cell-address="Incremental.A15:Incremental.A15" chart:class="chart:bar">
            <chart:data-point chart:repeated="2"/>
          </chart:series>
          <chart:series chart:style-name="ch11" chart:values-cell-range-address="Incremental.B16:Incremental.C16" chart:label-cell-address="Incremental.A16:Incremental.A1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 seeded by 10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 seeded by 20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 evaluation budget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699">
                <text:p>3.699</text:p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034">
                <text:p>4.034</text:p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363">
                <text:p>4.363</text:p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356">
                <text:p>4.356</text:p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746">
                <text:p>3.746</text:p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134">
                <text:p>4.134</text:p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404">
                <text:p>4.404</text:p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423">
                <text:p>4.423</text:p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6.564cm">
          <chartooo:coordinate-region svg:x="1.952cm" svg:y="1.474cm" svg:width="10.261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series chart:style-name="ch12" chart:values-cell-range-address="local-table.$B$4:.$P$4" chart:label-cell-address="local-table.$A$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7.545cm">
          <chartooo:coordinate-region svg:x="1.952cm" svg:y="1.475cm" svg:width="10.261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chart:data-source-has-labels="both" svg:x="1.331cm" svg:y="1.275cm" svg:width="12.218cm" svg:height="6.564cm">
          <chartooo:coordinate-region svg:x="2.058cm" svg:y="1.474cm" svg:width="11.003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2091397304691">
                <text:p>0.442091397304691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1382105583139">
                <text:p>0.441382105583139</text:p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7cm" svg:y="0.316cm" chart:style-name="ch2">
          <text:p>Relative gain by using optimizer on simulation use case.</text:p>
        </chart:title>
        <chart:legend chart:legend-position="end" svg:x="12.52cm" svg:y="3.952cm" style:legend-expansion="high" chart:style-name="ch3"/>
        <chart:plot-area chart:style-name="ch4" table:cell-range-address="'Use Case optimizers'.H2:'Use Case optimizers'.K4" chart:data-source-has-labels="both" svg:x="1.331cm" svg:y="1.275cm" svg:width="10.869cm" svg:height="6.564cm">
          <chartooo:coordinate-region svg:x="2.058cm" svg:y="1.474cm" svg:width="10.142cm" svg:height="5.718cm"/>
          <chart:axis chart:dimension="x" chart:name="primary-x" chart:style-name="ch5" chartooo:axis-type="auto">
            <chartooo:date-scale/>
            <chart:title svg:x="5.305cm" svg:y="8.019cm" chart:style-name="ch6">
              <text:p>Optimizer algorithm</text:p>
            </chart:title>
            <chart:categories table:cell-range-address="'Use Case optimizers'.I2:'Use Case optimizers'.K2"/>
          </chart:axis>
          <chart:axis chart:dimension="y" chart:name="primary-y" chart:style-name="ch7">
            <chart:title svg:x="0.451cm" svg:y="6.824cm" chart:style-name="ch8">
              <text:p>Gain compared to no optimizer</text:p>
            </chart:title>
            <chart:grid chart:style-name="ch9" chart:class="major"/>
          </chart:axis>
          <chart:series chart:style-name="ch10" chart:values-cell-range-address="'Use Case optimizers'.I3:'Use Case optimizers'.K3" chart:label-cell-address="'Use Case optimizers'.H3:'Use Case optimizers'.H3" chart:class="chart:bar">
            <chart:data-point chart:repeated="3"/>
          </chart:series>
          <chart:series chart:style-name="ch11" chart:values-cell-range-address="'Use Case optimizers'.I4:'Use Case optimizers'.K4" chart:label-cell-address="'Use Case optimizers'.H4:'Use Case optimizers'.H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'Use Case optimizers'.I2:'Use Case optimizers'.K2</svg:desc>
                </draw:g>
              </table:table-cell>
              <table:table-cell office:value-type="string">
                <text:p>DE</text:p>
              </table:table-cell>
              <table:table-cell office:value-type="string">
                <text:p>PSO</text:p>
              </table:table-cell>
            </table:table-row>
          </table:table-header-rows>
          <table:table-rows>
            <table:table-row>
              <table:table-cell office:value-type="string">
                <text:p>Training Fitness</text:p>
                <draw:g>
                  <svg:desc>'Use Case optimizers'.H3:'Use Case optimizers'.H3</svg:desc>
                </draw:g>
              </table:table-cell>
              <table:table-cell office:value-type="float" office:value="1.0020570512403">
                <text:p>1.0020570512403</text:p>
                <draw:g>
                  <svg:desc>'Use Case optimizers'.I3:'Use Case optimizers'.K3</svg:desc>
                </draw:g>
              </table:table-cell>
              <table:table-cell office:value-type="float" office:value="0.844402379910304">
                <text:p>0.844402379910304</text:p>
              </table:table-cell>
              <table:table-cell office:value-type="float" office:value="1.1842695186461">
                <text:p>1.1842695186461</text:p>
              </table:table-cell>
            </table:table-row>
            <table:table-row>
              <table:table-cell office:value-type="string">
                <text:p>Validation Fitness</text:p>
                <draw:g>
                  <svg:desc>'Use Case optimizers'.H4:'Use Case optimizers'.H4</svg:desc>
                </draw:g>
              </table:table-cell>
              <table:table-cell office:value-type="float" office:value="0.907168434033972">
                <text:p>0.907168434033972</text:p>
                <draw:g>
                  <svg:desc>'Use Case optimizers'.I4:'Use Case optimizers'.K4</svg:desc>
                </draw:g>
              </table:table-cell>
              <table:table-cell office:value-type="float" office:value="1.10504545297129">
                <text:p>1.10504545297129</text:p>
              </table:table-cell>
              <table:table-cell office:value-type="float" office:value="0.904940151838244">
                <text:p>0.90494015183824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-1.172cm" svg:y="0.316cm" chart:style-name="ch2">
          <text:p>Gain in fitness on full dataset compared to disconnected topology when applied to use case.</text:p>
        </chart:title>
        <chart:plot-area chart:style-name="ch3" table:cell-range-address="'Use case hybrid'.H1:'Use case hybrid'.K2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8cm" svg:y="8.019cm" chart:style-name="ch5">
              <text:p>Topology</text:p>
            </chart:title>
            <chart:categories table:cell-range-address="'Use case hybrid'.I1:'Use case hybrid'.K1"/>
          </chart:axis>
          <chart:axis chart:dimension="y" chart:name="primary-y" chart:style-name="ch6">
            <chart:title svg:x="0.451cm" svg:y="4.958cm" chart:style-name="ch7">
              <text:p>Gain</text:p>
            </chart:title>
            <chart:grid chart:style-name="ch8" chart:class="major"/>
          </chart:axis>
          <chart:series chart:style-name="ch9" chart:values-cell-range-address="'Use case hybrid'.I2:'Use case hybrid'.K2" chart:label-cell-address="'Use case hybrid'.H2:'Use case hybrid'.H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1:'Use case hybrid'.K1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Validated Fitness</text:p>
                <draw:g>
                  <svg:desc>'Use case hybrid'.H2:'Use case hybrid'.H2</svg:desc>
                </draw:g>
              </table:table-cell>
              <table:table-cell office:value-type="float" office:value="1.08994715580971">
                <text:p>1.08994715580971</text:p>
                <draw:g>
                  <svg:desc>'Use case hybrid'.I2:'Use case hybrid'.K2</svg:desc>
                </draw:g>
              </table:table-cell>
              <table:table-cell office:value-type="float" office:value="1.41214784535787">
                <text:p>1.41214784535787</text:p>
              </table:table-cell>
              <table:table-cell office:value-type="float" office:value="0.850803763349987">
                <text:p>0.85080376334998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19cm" svg:y="0.316cm" chart:style-name="ch2">
          <text:p>Relative overhead compared to disconnected topology.</text:p>
        </chart:title>
        <chart:subtitle svg:x="2.188cm" svg:y="1.275cm" chart:style-name="ch3">
          <text:p>Effect of communication overhead and synchronization on runtime.</text:p>
        </chart:subtitle>
        <chart:plot-area chart:style-name="ch4" table:cell-range-address="'Use case hybrid'.H27:'Use case hybrid'.K28" chart:data-source-has-labels="both" svg:x="1.331cm" svg:y="2.138cm" svg:width="14.349cm" svg:height="5.701cm">
          <chartooo:coordinate-region svg:x="2.058cm" svg:y="2.337cm" svg:width="13.622cm" svg:height="4.855cm"/>
          <chart:axis chart:dimension="x" chart:name="primary-x" chart:style-name="ch5" chartooo:axis-type="auto">
            <chartooo:date-scale/>
            <chart:title svg:x="7.8cm" svg:y="8.019cm" chart:style-name="ch6">
              <text:p>Topology</text:p>
            </chart:title>
            <chart:categories table:cell-range-address="'Use case hybrid'.I27:'Use case hybrid'.K27"/>
          </chart:axis>
          <chart:axis chart:dimension="y" chart:name="primary-y" chart:style-name="ch7">
            <chart:title svg:x="0.451cm" svg:y="6.223cm" chart:style-name="ch8">
              <text:p>Relative runtime</text:p>
            </chart:title>
            <chart:grid chart:style-name="ch9" chart:class="major"/>
          </chart:axis>
          <chart:series chart:style-name="ch10" chart:values-cell-range-address="'Use case hybrid'.I28:'Use case hybrid'.K28" chart:label-cell-address="'Use case hybrid'.H28:'Use case hybrid'.H2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27:'Use case hybrid'.K27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Use case hybrid'.H28:'Use case hybrid'.H28</svg:desc>
                </draw:g>
              </table:table-cell>
              <table:table-cell office:value-type="float" office:value="0.894009216589862">
                <text:p>0.894009216589862</text:p>
                <draw:g>
                  <svg:desc>'Use case hybrid'.I28:'Use case hybrid'.K28</svg:desc>
                </draw:g>
              </table:table-cell>
              <table:table-cell office:value-type="float" office:value="0.49238578680203">
                <text:p>0.49238578680203</text:p>
              </table:table-cell>
              <table:table-cell office:value-type="float" office:value="0.680701754385965">
                <text:p>0.68070175438596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99cm" svg:y="0.316cm" chart:style-name="ch2">
          <text:p>Attack rate in response to initial infected persons in population.</text:p>
        </chart:title>
        <chart:subtitle svg:x="6.012cm" svg:y="1.275cm" chart:style-name="ch3">
          <text:p>R0 = 16.533, I = 0.843</text:p>
        </chart:subtitle>
        <chart:plot-area chart:style-name="ch4" table:cell-range-address="'Use case hybrid'.A89:'Use case hybrid'.AE90" chart:data-source-has-labels="column" svg:x="1.331cm" svg:y="2.138cm" svg:width="14.349cm" svg:height="5.701cm">
          <chartooo:coordinate-region svg:x="2.243cm" svg:y="2.338cm" svg:width="13.157cm" svg:height="4.854cm"/>
          <chart:axis chart:dimension="x" chart:name="primary-x" chart:style-name="ch5">
            <chart:title svg:x="6.794cm" svg:y="8.019cm" chart:style-name="ch6">
              <text:p>Initial infected persons.</text:p>
            </chart:title>
          </chart:axis>
          <chart:axis chart:dimension="y" chart:name="primary-y" chart:style-name="ch5">
            <chart:title svg:x="0.451cm" svg:y="5.799cm" chart:style-name="ch7">
              <text:p>Attack rate</text:p>
            </chart:title>
            <chart:grid chart:style-name="ch8" chart:class="major"/>
          </chart:axis>
          <chart:series chart:style-name="ch9" chart:values-cell-range-address="'Use case hybrid'.B90:'Use case hybrid'.AE90" chart:label-cell-address="'Use case hybrid'.A90:'Use case hybrid'.A90" chart:class="chart:scatter">
            <chart:domain table:cell-range-address="'Use case hybrid'.B89:'Use case hybrid'.AE89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92608">
                <text:p>0.92608</text:p>
                <draw:g>
                  <svg:desc>'Use case hybrid'.B89:'Use case hybrid'.AE89</svg:desc>
                </draw:g>
              </table:table-cell>
              <table:table-cell office:value-type="float" office:value="16.32985">
                <text:p>16.32985</text:p>
              </table:table-cell>
              <table:table-cell office:value-type="float" office:value="31.73365">
                <text:p>31.73365</text:p>
              </table:table-cell>
              <table:table-cell office:value-type="float" office:value="47.1374">
                <text:p>47.1374</text:p>
              </table:table-cell>
              <table:table-cell office:value-type="float" office:value="62.541">
                <text:p>62.541</text:p>
              </table:table-cell>
              <table:table-cell office:value-type="float" office:value="77.945">
                <text:p>77.945</text:p>
              </table:table-cell>
              <table:table-cell office:value-type="float" office:value="93.3485">
                <text:p>93.3485</text:p>
              </table:table-cell>
              <table:table-cell office:value-type="float" office:value="108.7525">
                <text:p>108.7525</text:p>
              </table:table-cell>
              <table:table-cell office:value-type="float" office:value="124.1565">
                <text:p>124.1565</text:p>
              </table:table-cell>
              <table:table-cell office:value-type="float" office:value="139.56">
                <text:p>139.56</text:p>
              </table:table-cell>
              <table:table-cell office:value-type="float" office:value="154.964">
                <text:p>154.964</text:p>
              </table:table-cell>
              <table:table-cell office:value-type="float" office:value="170.3675">
                <text:p>170.3675</text:p>
              </table:table-cell>
              <table:table-cell office:value-type="float" office:value="185.7715">
                <text:p>185.7715</text:p>
              </table:table-cell>
              <table:table-cell office:value-type="float" office:value="201.175">
                <text:p>201.175</text:p>
              </table:table-cell>
              <table:table-cell office:value-type="float" office:value="216.579">
                <text:p>216.579</text:p>
              </table:table-cell>
              <table:table-cell office:value-type="float" office:value="231.9825">
                <text:p>231.9825</text:p>
              </table:table-cell>
              <table:table-cell office:value-type="float" office:value="247.3865">
                <text:p>247.3865</text:p>
              </table:table-cell>
              <table:table-cell office:value-type="float" office:value="262.79">
                <text:p>262.79</text:p>
              </table:table-cell>
              <table:table-cell office:value-type="float" office:value="278.194">
                <text:p>278.194</text:p>
              </table:table-cell>
              <table:table-cell office:value-type="float" office:value="293.598">
                <text:p>293.598</text:p>
              </table:table-cell>
              <table:table-cell office:value-type="float" office:value="309.0015">
                <text:p>309.0015</text:p>
              </table:table-cell>
              <table:table-cell office:value-type="float" office:value="324.4055">
                <text:p>324.4055</text:p>
              </table:table-cell>
              <table:table-cell office:value-type="float" office:value="339.809">
                <text:p>339.809</text:p>
              </table:table-cell>
              <table:table-cell office:value-type="float" office:value="355.213">
                <text:p>355.213</text:p>
              </table:table-cell>
              <table:table-cell office:value-type="float" office:value="370.6165">
                <text:p>370.6165</text:p>
              </table:table-cell>
              <table:table-cell office:value-type="float" office:value="386.0205">
                <text:p>386.0205</text:p>
              </table:table-cell>
              <table:table-cell office:value-type="float" office:value="401.424">
                <text:p>401.424</text:p>
              </table:table-cell>
              <table:table-cell office:value-type="float" office:value="416.828">
                <text:p>416.828</text:p>
              </table:table-cell>
              <table:table-cell office:value-type="float" office:value="432.2315">
                <text:p>432.2315</text:p>
              </table:table-cell>
              <table:table-cell office:value-type="float" office:value="447.6355">
                <text:p>447.6355</text:p>
              </table:table-cell>
            </table:table-row>
            <table:table-row>
              <table:table-cell office:value-type="string">
                <text:p>SFree</text:p>
                <draw:g>
                  <svg:desc>'Use case hybrid'.A90:'Use case hybrid'.A90</svg:desc>
                </draw:g>
              </table:table-cell>
              <table:table-cell office:value-type="float" office:value="1.90475592980082">
                <text:p>1.90475592980082</text:p>
                <draw:g>
                  <svg:desc>'Use case hybrid'.B90:'Use case hybrid'.AE90</svg:desc>
                </draw:g>
              </table:table-cell>
              <table:table-cell office:value-type="float" office:value="1.92377163892283">
                <text:p>1.92377163892283</text:p>
              </table:table-cell>
              <table:table-cell office:value-type="float" office:value="1.92823015759369">
                <text:p>1.92823015759369</text:p>
              </table:table-cell>
              <table:table-cell office:value-type="float" office:value="1.93089560470542">
                <text:p>1.93089560470542</text:p>
              </table:table-cell>
              <table:table-cell office:value-type="float" office:value="1.93280490278598">
                <text:p>1.93280490278598</text:p>
              </table:table-cell>
              <table:table-cell office:value-type="float" office:value="1.93429431313334">
                <text:p>1.93429431313334</text:p>
              </table:table-cell>
              <table:table-cell office:value-type="float" office:value="1.93551591317079">
                <text:p>1.93551591317079</text:p>
              </table:table-cell>
              <table:table-cell office:value-type="float" office:value="1.93655174622879">
                <text:p>1.93655174622879</text:p>
              </table:table-cell>
              <table:table-cell office:value-type="float" office:value="1.93745102463907">
                <text:p>1.93745102463907</text:p>
              </table:table-cell>
              <table:table-cell office:value-type="float" office:value="1.93824565307602">
                <text:p>1.93824565307602</text:p>
              </table:table-cell>
              <table:table-cell office:value-type="float" office:value="1.93895756793039">
                <text:p>1.93895756793039</text:p>
              </table:table-cell>
              <table:table-cell office:value-type="float" office:value="1.93960238060941">
                <text:p>1.93960238060941</text:p>
              </table:table-cell>
              <table:table-cell office:value-type="float" office:value="1.94019172439768">
                <text:p>1.94019172439768</text:p>
              </table:table-cell>
              <table:table-cell office:value-type="float" office:value="1.94073438256995">
                <text:p>1.94073438256995</text:p>
              </table:table-cell>
              <table:table-cell office:value-type="float" office:value="1.94123726068287">
                <text:p>1.94123726068287</text:p>
              </table:table-cell>
              <table:table-cell office:value-type="float" office:value="1.94170578114691">
                <text:p>1.94170578114691</text:p>
              </table:table-cell>
              <table:table-cell office:value-type="float" office:value="1.94214437855482">
                <text:p>1.94214437855482</text:p>
              </table:table-cell>
              <table:table-cell office:value-type="float" office:value="1.94255663127004">
                <text:p>1.94255663127004</text:p>
              </table:table-cell>
              <table:table-cell office:value-type="float" office:value="1.94294555744531">
                <text:p>1.94294555744531</text:p>
              </table:table-cell>
              <table:table-cell office:value-type="float" office:value="1.94331365178359">
                <text:p>1.94331365178359</text:p>
              </table:table-cell>
              <table:table-cell office:value-type="float" office:value="1.94366302746883">
                <text:p>1.94366302746883</text:p>
              </table:table-cell>
              <table:table-cell office:value-type="float" office:value="1.94399552184513">
                <text:p>1.94399552184513</text:p>
              </table:table-cell>
              <table:table-cell office:value-type="float" office:value="1.9443126757891">
                <text:p>1.9443126757891</text:p>
              </table:table-cell>
              <table:table-cell office:value-type="float" office:value="1.94461586495767">
                <text:p>1.94461586495767</text:p>
              </table:table-cell>
              <table:table-cell office:value-type="float" office:value="1.94490625241586">
                <text:p>1.94490625241586</text:p>
              </table:table-cell>
              <table:table-cell office:value-type="float" office:value="1.94518489557734">
                <text:p>1.94518489557734</text:p>
              </table:table-cell>
              <table:table-cell office:value-type="float" office:value="1.94545269318831">
                <text:p>1.94545269318831</text:p>
              </table:table-cell>
              <table:table-cell office:value-type="float" office:value="1.94571047612993">
                <text:p>1.94571047612993</text:p>
              </table:table-cell>
              <table:table-cell office:value-type="float" office:value="1.94595895274042">
                <text:p>1.94595895274042</text:p>
              </table:table-cell>
              <table:table-cell office:value-type="float" office:value="1.94619878822983">
                <text:p>1.9461987882298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3cm" svg:y="0.316cm" chart:style-name="ch2">
          <text:p>Attack rate in response to immunized fraction of population.</text:p>
        </chart:title>
        <chart:subtitle svg:x="6.091cm" svg:y="1.275cm" chart:style-name="ch3">
          <text:p>R = 16.53, S = 216.5 </text:p>
        </chart:subtitle>
        <chart:plot-area chart:style-name="ch4" table:cell-range-address="'Use case hybrid'.A91:'Use case hybrid'.AE92" chart:data-source-has-labels="column" svg:x="1.331cm" svg:y="2.138cm" svg:width="14.349cm" svg:height="5.701cm">
          <chartooo:coordinate-region svg:x="2.243cm" svg:y="2.338cm" svg:width="13.343cm" svg:height="4.854cm"/>
          <chart:axis chart:dimension="x" chart:name="primary-x" chart:style-name="ch5">
            <chart:title svg:x="7.085cm" svg:y="8.019cm" chart:style-name="ch6">
              <text:p>Immunized fraction</text:p>
            </chart:title>
          </chart:axis>
          <chart:axis chart:dimension="y" chart:name="primary-y" chart:style-name="ch5">
            <chart:title svg:x="0.451cm" svg:y="5.799cm" chart:style-name="ch7">
              <text:p>Attack rate</text:p>
            </chart:title>
            <chart:grid chart:style-name="ch8" chart:class="major"/>
          </chart:axis>
          <chart:series chart:style-name="ch9" chart:values-cell-range-address="'Use case hybrid'.B92:'Use case hybrid'.AE92" chart:label-cell-address="'Use case hybrid'.A92:'Use case hybrid'.A92" chart:class="chart:scatter">
            <chart:domain table:cell-range-address="'Use case hybrid'.B91:'Use case hybrid'.AE9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'Use case hybrid'.B91:'Use case hybrid'.AE91</svg:desc>
                </draw:g>
              </table:table-cell>
              <table:table-cell office:value-type="float" office:value="0.756667">
                <text:p>0.756667</text:p>
              </table:table-cell>
              <table:table-cell office:value-type="float" office:value="0.763333">
                <text:p>0.763333</text:p>
              </table:table-cell>
              <table:table-cell office:value-type="float" office:value="0.77">
                <text:p>0.77</text:p>
              </table:table-cell>
              <table:table-cell office:value-type="float" office:value="0.776667">
                <text:p>0.776667</text:p>
              </table:table-cell>
              <table:table-cell office:value-type="float" office:value="0.783333">
                <text:p>0.783333</text:p>
              </table:table-cell>
              <table:table-cell office:value-type="float" office:value="0.79">
                <text:p>0.79</text:p>
              </table:table-cell>
              <table:table-cell office:value-type="float" office:value="0.796667">
                <text:p>0.796667</text:p>
              </table:table-cell>
              <table:table-cell office:value-type="float" office:value="0.803333">
                <text:p>0.803333</text:p>
              </table:table-cell>
              <table:table-cell office:value-type="float" office:value="0.81">
                <text:p>0.81</text:p>
              </table:table-cell>
              <table:table-cell office:value-type="float" office:value="0.816667">
                <text:p>0.816667</text:p>
              </table:table-cell>
              <table:table-cell office:value-type="float" office:value="0.823333">
                <text:p>0.823333</text:p>
              </table:table-cell>
              <table:table-cell office:value-type="float" office:value="0.83">
                <text:p>0.83</text:p>
              </table:table-cell>
              <table:table-cell office:value-type="float" office:value="0.836667">
                <text:p>0.836667</text:p>
              </table:table-cell>
              <table:table-cell office:value-type="float" office:value="0.843333">
                <text:p>0.843333</text:p>
              </table:table-cell>
              <table:table-cell office:value-type="float" office:value="0.85">
                <text:p>0.85</text:p>
              </table:table-cell>
              <table:table-cell office:value-type="float" office:value="0.856667">
                <text:p>0.856667</text:p>
              </table:table-cell>
              <table:table-cell office:value-type="float" office:value="0.863333">
                <text:p>0.863333</text:p>
              </table:table-cell>
              <table:table-cell office:value-type="float" office:value="0.87">
                <text:p>0.87</text:p>
              </table:table-cell>
              <table:table-cell office:value-type="float" office:value="0.876667">
                <text:p>0.876667</text:p>
              </table:table-cell>
              <table:table-cell office:value-type="float" office:value="0.883333">
                <text:p>0.883333</text:p>
              </table:table-cell>
              <table:table-cell office:value-type="float" office:value="0.89">
                <text:p>0.89</text:p>
              </table:table-cell>
              <table:table-cell office:value-type="float" office:value="0.896667">
                <text:p>0.896667</text:p>
              </table:table-cell>
              <table:table-cell office:value-type="float" office:value="0.903333">
                <text:p>0.903333</text:p>
              </table:table-cell>
              <table:table-cell office:value-type="float" office:value="0.91">
                <text:p>0.91</text:p>
              </table:table-cell>
              <table:table-cell office:value-type="float" office:value="0.916667">
                <text:p>0.916667</text:p>
              </table:table-cell>
              <table:table-cell office:value-type="float" office:value="0.923333">
                <text:p>0.923333</text:p>
              </table:table-cell>
              <table:table-cell office:value-type="float" office:value="0.93">
                <text:p>0.9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3333">
                <text:p>0.943333</text:p>
              </table:table-cell>
            </table:table-row>
            <table:table-row>
              <table:table-cell office:value-type="string">
                <text:p>IFree</text:p>
                <draw:g>
                  <svg:desc>'Use case hybrid'.A92:'Use case hybrid'.A92</svg:desc>
                </draw:g>
              </table:table-cell>
              <table:table-cell office:value-type="float" office:value="2.04892264315099">
                <text:p>2.04892264315099</text:p>
                <draw:g>
                  <svg:desc>'Use case hybrid'.B92:'Use case hybrid'.AE92</svg:desc>
                </draw:g>
              </table:table-cell>
              <table:table-cell office:value-type="float" office:value="2.04154160297514">
                <text:p>2.04154160297514</text:p>
              </table:table-cell>
              <table:table-cell office:value-type="float" office:value="2.03410658522959">
                <text:p>2.03410658522959</text:p>
              </table:table-cell>
              <table:table-cell office:value-type="float" office:value="2.02661607003703">
                <text:p>2.02661607003703</text:p>
              </table:table-cell>
              <table:table-cell office:value-type="float" office:value="2.01907187486366">
                <text:p>2.01907187486366</text:p>
              </table:table-cell>
              <table:table-cell office:value-type="float" office:value="2.01147584469469">
                <text:p>2.01147584469469</text:p>
              </table:table-cell>
              <table:table-cell office:value-type="float" office:value="2.00382639728266">
                <text:p>2.00382639728266</text:p>
              </table:table-cell>
              <table:table-cell office:value-type="float" office:value="1.99612536044978">
                <text:p>1.99612536044978</text:p>
              </table:table-cell>
              <table:table-cell office:value-type="float" office:value="1.98837458838731">
                <text:p>1.98837458838731</text:p>
              </table:table-cell>
              <table:table-cell office:value-type="float" office:value="1.98057243867182">
                <text:p>1.98057243867182</text:p>
              </table:table-cell>
              <table:table-cell office:value-type="float" office:value="1.97272074884394">
                <text:p>1.97272074884394</text:p>
              </table:table-cell>
              <table:table-cell office:value-type="float" office:value="1.96482138168173">
                <text:p>1.96482138168173</text:p>
              </table:table-cell>
              <table:table-cell office:value-type="float" office:value="1.95687263672359">
                <text:p>1.95687263672359</text:p>
              </table:table-cell>
              <table:table-cell office:value-type="float" office:value="1.94887636059111">
                <text:p>1.94887636059111</text:p>
              </table:table-cell>
              <table:table-cell office:value-type="float" office:value="1.94083442403007">
                <text:p>1.94083442403007</text:p>
              </table:table-cell>
              <table:table-cell office:value-type="float" office:value="1.93274507062498">
                <text:p>1.93274507062498</text:p>
              </table:table-cell>
              <table:table-cell office:value-type="float" office:value="1.9246101554424">
                <text:p>1.9246101554424</text:p>
              </table:table-cell>
              <table:table-cell office:value-type="float" office:value="1.91643155657853">
                <text:p>1.91643155657853</text:p>
              </table:table-cell>
              <table:table-cell office:value-type="float" office:value="1.90820746369703">
                <text:p>1.90820746369703</text:p>
              </table:table-cell>
              <table:table-cell office:value-type="float" office:value="1.89993973967637">
                <text:p>1.89993973967637</text:p>
              </table:table-cell>
              <table:table-cell office:value-type="float" office:value="1.89163026934852">
                <text:p>1.89163026934852</text:p>
              </table:table-cell>
              <table:table-cell office:value-type="float" office:value="1.88327719044039">
                <text:p>1.88327719044039</text:p>
              </table:table-cell>
              <table:table-cell office:value-type="float" office:value="1.87488237301296">
                <text:p>1.87488237301296</text:p>
              </table:table-cell>
              <table:table-cell office:value-type="float" office:value="1.86644770802308">
                <text:p>1.86644770802308</text:p>
              </table:table-cell>
              <table:table-cell office:value-type="float" office:value="1.85846982652871">
                <text:p>1.85846982652871</text:p>
              </table:table-cell>
              <table:table-cell office:value-type="float" office:value="1.85061159090039">
                <text:p>1.85061159090039</text:p>
              </table:table-cell>
              <table:table-cell office:value-type="float" office:value="1.84275262311868">
                <text:p>1.84275262311868</text:p>
              </table:table-cell>
              <table:table-cell office:value-type="float" office:value="1.83489038884442">
                <text:p>1.83489038884442</text:p>
              </table:table-cell>
              <table:table-cell office:value-type="float" office:value="1.82702589842917">
                <text:p>1.82702589842917</text:p>
              </table:table-cell>
              <table:table-cell office:value-type="float" office:value="1.81916017135659">
                <text:p>1.8191601713565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Attack rate in response to R0</text:p>
        </chart:title>
        <chart:subtitle svg:x="6.236cm" svg:y="1.275cm" chart:style-name="ch3">
          <text:p>S = 216.5, I = 0.843</text:p>
        </chart:subtitle>
        <chart:plot-area chart:style-name="ch4" table:cell-range-address="'Use case hybrid'.A93:'Use case hybrid'.AE94" chart:data-source-has-labels="column" svg:x="1.331cm" svg:y="2.138cm" svg:width="14.349cm" svg:height="5.701cm">
          <chartooo:coordinate-region svg:x="2.243cm" svg:y="2.338cm" svg:width="13.25cm" svg:height="4.855cm"/>
          <chart:axis chart:dimension="x" chart:name="primary-x" chart:style-name="ch5">
            <chart:title svg:x="8.236cm" svg:y="8.019cm" chart:style-name="ch6">
              <text:p>R0</text:p>
            </chart:title>
          </chart:axis>
          <chart:axis chart:dimension="y" chart:name="primary-y" chart:style-name="ch5">
            <chart:title svg:x="0.451cm" svg:y="5.799cm" chart:style-name="ch7">
              <text:p>Attack rate</text:p>
            </chart:title>
            <chart:grid chart:style-name="ch8" chart:class="major"/>
          </chart:axis>
          <chart:series chart:style-name="ch9" chart:values-cell-range-address="'Use case hybrid'.B94:'Use case hybrid'.AE94" chart:label-cell-address="'Use case hybrid'.A94:'Use case hybrid'.A94" chart:class="chart:scatter">
            <chart:domain table:cell-range-address="'Use case hybrid'.B93:'Use case hybrid'.AE93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Use case hybrid'.B93:'Use case hybrid'.AE93</svg:desc>
                </draw:g>
              </table:table-cell>
              <table:table-cell office:value-type="float" office:value="12.2667">
                <text:p>12.2667</text:p>
              </table:table-cell>
              <table:table-cell office:value-type="float" office:value="12.5333">
                <text:p>12.5333</text:p>
              </table:table-cell>
              <table:table-cell office:value-type="float" office:value="12.8">
                <text:p>12.8</text:p>
              </table:table-cell>
              <table:table-cell office:value-type="float" office:value="13.0667">
                <text:p>13.0667</text:p>
              </table:table-cell>
              <table:table-cell office:value-type="float" office:value="13.3333">
                <text:p>13.3333</text:p>
              </table:table-cell>
              <table:table-cell office:value-type="float" office:value="13.6">
                <text:p>13.6</text:p>
              </table:table-cell>
              <table:table-cell office:value-type="float" office:value="13.8667">
                <text:p>13.8667</text:p>
              </table:table-cell>
              <table:table-cell office:value-type="float" office:value="14.1333">
                <text:p>14.1333</text:p>
              </table:table-cell>
              <table:table-cell office:value-type="float" office:value="14.4">
                <text:p>14.4</text:p>
              </table:table-cell>
              <table:table-cell office:value-type="float" office:value="14.6667">
                <text:p>14.6667</text:p>
              </table:table-cell>
              <table:table-cell office:value-type="float" office:value="14.9333">
                <text:p>14.9333</text:p>
              </table:table-cell>
              <table:table-cell office:value-type="float" office:value="15.2">
                <text:p>15.2</text:p>
              </table:table-cell>
              <table:table-cell office:value-type="float" office:value="15.4667">
                <text:p>15.4667</text:p>
              </table:table-cell>
              <table:table-cell office:value-type="float" office:value="15.7333">
                <text:p>15.7333</text:p>
              </table:table-cell>
              <table:table-cell office:value-type="float" office:value="16">
                <text:p>16</text:p>
              </table:table-cell>
              <table:table-cell office:value-type="float" office:value="16.2667">
                <text:p>16.2667</text:p>
              </table:table-cell>
              <table:table-cell office:value-type="float" office:value="16.5333">
                <text:p>16.5333</text:p>
              </table:table-cell>
              <table:table-cell office:value-type="float" office:value="16.8">
                <text:p>16.8</text:p>
              </table:table-cell>
              <table:table-cell office:value-type="float" office:value="17.0667">
                <text:p>17.0667</text:p>
              </table:table-cell>
              <table:table-cell office:value-type="float" office:value="17.3333">
                <text:p>17.3333</text:p>
              </table:table-cell>
              <table:table-cell office:value-type="float" office:value="17.6">
                <text:p>17.6</text:p>
              </table:table-cell>
              <table:table-cell office:value-type="float" office:value="17.8667">
                <text:p>17.8667</text:p>
              </table:table-cell>
              <table:table-cell office:value-type="float" office:value="18.1333">
                <text:p>18.1333</text:p>
              </table:table-cell>
              <table:table-cell office:value-type="float" office:value="18.4">
                <text:p>18.4</text:p>
              </table:table-cell>
              <table:table-cell office:value-type="float" office:value="18.6667">
                <text:p>18.6667</text:p>
              </table:table-cell>
              <table:table-cell office:value-type="float" office:value="18.9333">
                <text:p>18.9333</text:p>
              </table:table-cell>
              <table:table-cell office:value-type="float" office:value="19.2">
                <text:p>19.2</text:p>
              </table:table-cell>
              <table:table-cell office:value-type="float" office:value="19.4667">
                <text:p>19.4667</text:p>
              </table:table-cell>
              <table:table-cell office:value-type="float" office:value="19.7333">
                <text:p>19.7333</text:p>
              </table:table-cell>
            </table:table-row>
            <table:table-row>
              <table:table-cell office:value-type="string">
                <text:p>Rfree</text:p>
                <draw:g>
                  <svg:desc>'Use case hybrid'.A94:'Use case hybrid'.A94</svg:desc>
                </draw:g>
              </table:table-cell>
              <table:table-cell office:value-type="float" office:value="1.91457362939638">
                <text:p>1.91457362939638</text:p>
                <draw:g>
                  <svg:desc>'Use case hybrid'.B94:'Use case hybrid'.AE94</svg:desc>
                </draw:g>
              </table:table-cell>
              <table:table-cell office:value-type="float" office:value="1.91681984860301">
                <text:p>1.91681984860301</text:p>
              </table:table-cell>
              <table:table-cell office:value-type="float" office:value="1.91894812198146">
                <text:p>1.91894812198146</text:p>
              </table:table-cell>
              <table:table-cell office:value-type="float" office:value="1.92096880250306">
                <text:p>1.92096880250306</text:p>
              </table:table-cell>
              <table:table-cell office:value-type="float" office:value="1.92288898932282">
                <text:p>1.92288898932282</text:p>
              </table:table-cell>
              <table:table-cell office:value-type="float" office:value="1.9247151899799">
                <text:p>1.9247151899799</text:p>
              </table:table-cell>
              <table:table-cell office:value-type="float" office:value="1.92645528974943">
                <text:p>1.92645528974943</text:p>
              </table:table-cell>
              <table:table-cell office:value-type="float" office:value="1.92811451847565">
                <text:p>1.92811451847565</text:p>
              </table:table-cell>
              <table:table-cell office:value-type="float" office:value="1.9296977059124">
                <text:p>1.9296977059124</text:p>
              </table:table-cell>
              <table:table-cell office:value-type="float" office:value="1.93121098216059">
                <text:p>1.93121098216059</text:p>
              </table:table-cell>
              <table:table-cell office:value-type="float" office:value="1.93265826608036">
                <text:p>1.93265826608036</text:p>
              </table:table-cell>
              <table:table-cell office:value-type="float" office:value="1.93404320108378">
                <text:p>1.93404320108378</text:p>
              </table:table-cell>
              <table:table-cell office:value-type="float" office:value="1.93537063969667">
                <text:p>1.93537063969667</text:p>
              </table:table-cell>
              <table:table-cell office:value-type="float" office:value="1.93664356204746">
                <text:p>1.93664356204746</text:p>
              </table:table-cell>
              <table:table-cell office:value-type="float" office:value="1.93786475580493">
                <text:p>1.93786475580493</text:p>
              </table:table-cell>
              <table:table-cell office:value-type="float" office:value="1.93903812432452">
                <text:p>1.93903812432452</text:p>
              </table:table-cell>
              <table:table-cell office:value-type="float" office:value="1.94016596313031">
                <text:p>1.94016596313031</text:p>
              </table:table-cell>
              <table:table-cell office:value-type="float" office:value="1.94125043165121">
                <text:p>1.94125043165121</text:p>
              </table:table-cell>
              <table:table-cell office:value-type="float" office:value="1.9422947150651">
                <text:p>1.9422947150651</text:p>
              </table:table-cell>
              <table:table-cell office:value-type="float" office:value="1.94330060145199">
                <text:p>1.94330060145199</text:p>
              </table:table-cell>
              <table:table-cell office:value-type="float" office:value="1.94426978174915">
                <text:p>1.94426978174915</text:p>
              </table:table-cell>
              <table:table-cell office:value-type="float" office:value="1.94520488875869">
                <text:p>1.94520488875869</text:p>
              </table:table-cell>
              <table:table-cell office:value-type="float" office:value="1.94610732895101">
                <text:p>1.94610732895101</text:p>
              </table:table-cell>
              <table:table-cell office:value-type="float" office:value="1.94697843898459">
                <text:p>1.94697843898459</text:p>
              </table:table-cell>
              <table:table-cell office:value-type="float" office:value="1.94782042048415">
                <text:p>1.94782042048415</text:p>
              </table:table-cell>
              <table:table-cell office:value-type="float" office:value="1.94863438920003">
                <text:p>1.94863438920003</text:p>
              </table:table-cell>
              <table:table-cell office:value-type="float" office:value="1.94942141050293">
                <text:p>1.94942141050293</text:p>
              </table:table-cell>
              <table:table-cell office:value-type="float" office:value="1.95018334490649">
                <text:p>1.95018334490649</text:p>
              </table:table-cell>
              <table:table-cell office:value-type="float" office:value="1.95092108408969">
                <text:p>1.95092108408969</text:p>
              </table:table-cell>
              <table:table-cell office:value-type="float" office:value="1.95163548332824">
                <text:p>1.9516354833282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